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225" officeooo:paragraph-rsid="00173225"/>
    </style:style>
    <style:style style:name="P2" style:family="paragraph" style:parent-style-name="Standard">
      <style:text-properties officeooo:rsid="00188d11" officeooo:paragraph-rsid="00188d11"/>
    </style:style>
    <style:style style:name="P3" style:family="paragraph" style:parent-style-name="Text_20_body">
      <style:text-properties officeooo:rsid="00188d11" officeooo:paragraph-rsid="00188d11"/>
    </style:style>
    <style:style style:name="P4" style:family="paragraph" style:parent-style-name="Text_20_body">
      <style:text-properties officeooo:rsid="00188d11"/>
    </style:style>
    <style:style style:name="P5" style:family="paragraph" style:parent-style-name="Standard">
      <style:text-properties officeooo:rsid="0019f26c" officeooo:paragraph-rsid="0019f26c"/>
    </style:style>
    <style:style style:name="P6" style:family="paragraph" style:parent-style-name="Text_20_body">
      <style:text-properties officeooo:rsid="0019f26c" officeooo:paragraph-rsid="0019f26c"/>
    </style:style>
    <style:style style:name="P7" style:family="paragraph" style:parent-style-name="Text_20_body">
      <style:text-properties officeooo:rsid="0019f26c"/>
    </style:style>
    <style:style style:name="P8" style:family="paragraph" style:parent-style-name="Text_20_body">
      <style:text-properties officeooo:rsid="0019f26c" officeooo:paragraph-rsid="001c685f"/>
    </style:style>
    <style:style style:name="P9" style:family="paragraph" style:parent-style-name="Text_20_body">
      <style:text-properties officeooo:rsid="001c685f" officeooo:paragraph-rsid="001c685f"/>
    </style:style>
    <style:style style:name="P10" style:family="paragraph" style:parent-style-name="Standard">
      <style:text-properties officeooo:rsid="001c9035" officeooo:paragraph-rsid="001c9035"/>
    </style:style>
    <style:style style:name="P11" style:family="paragraph" style:parent-style-name="Text_20_body">
      <style:text-properties officeooo:rsid="001c9035" officeooo:paragraph-rsid="001c9035"/>
    </style:style>
    <style:style style:name="P12" style:family="paragraph" style:parent-style-name="Text_20_body">
      <style:text-properties officeooo:rsid="001c9035"/>
    </style:style>
    <style:style style:name="P13" style:family="paragraph" style:parent-style-name="Text_20_body">
      <style:text-properties officeooo:rsid="001d41b9" officeooo:paragraph-rsid="001d41b9"/>
    </style:style>
    <style:style style:name="P14" style:family="paragraph" style:parent-style-name="Heading_20_3">
      <style:text-properties officeooo:rsid="001c9035" officeooo:paragraph-rsid="001c9035"/>
    </style:style>
    <style:style style:name="P15" style:family="paragraph" style:parent-style-name="Heading_20_4">
      <style:text-properties officeooo:rsid="001c9035"/>
    </style:style>
    <style:style style:name="P16" style:family="paragraph" style:parent-style-name="Horizontal_20_Line">
      <style:text-properties officeooo:rsid="001c9035"/>
    </style:style>
    <style:style style:name="P17" style:family="paragraph" style:parent-style-name="Heading_20_2">
      <style:text-properties officeooo:rsid="001e95db" officeooo:paragraph-rsid="001e95db"/>
    </style:style>
    <style:style style:name="P18" style:family="paragraph" style:parent-style-name="Text_20_body">
      <style:text-properties officeooo:rsid="001e95db"/>
    </style:style>
    <style:style style:name="P19" style:family="paragraph" style:parent-style-name="Heading_20_2">
      <style:text-properties officeooo:rsid="001e95db"/>
    </style:style>
    <style:style style:name="P20" style:family="paragraph" style:parent-style-name="Text_20_body">
      <style:text-properties officeooo:rsid="001e95db" officeooo:paragraph-rsid="001e95db"/>
    </style:style>
    <style:style style:name="P21" style:family="paragraph" style:parent-style-name="Horizontal_20_Line">
      <style:text-properties officeooo:rsid="001e95db"/>
    </style:style>
    <style:style style:name="P22" style:family="paragraph" style:parent-style-name="Standard">
      <style:text-properties officeooo:rsid="001e95db" officeooo:paragraph-rsid="001e95db"/>
    </style:style>
    <style:style style:name="P23" style:family="paragraph" style:parent-style-name="Text_20_body">
      <style:text-properties officeooo:rsid="0023c400" officeooo:paragraph-rsid="0023c400"/>
    </style:style>
    <style:style style:name="P24" style:family="paragraph" style:parent-style-name="Text_20_body">
      <style:text-properties officeooo:rsid="0023c400"/>
    </style:style>
    <style:style style:name="P25" style:family="paragraph" style:parent-style-name="Standard">
      <style:text-properties officeooo:rsid="001f5853" officeooo:paragraph-rsid="001f5853"/>
    </style:style>
    <style:style style:name="P26" style:family="paragraph" style:parent-style-name="Standard">
      <style:text-properties officeooo:rsid="0022b579" officeooo:paragraph-rsid="0022b579"/>
    </style:style>
    <style:style style:name="P27" style:family="paragraph" style:parent-style-name="Text_20_body">
      <style:text-properties officeooo:rsid="0022b579"/>
    </style:style>
    <style:style style:name="P28" style:family="paragraph" style:parent-style-name="Text_20_body">
      <style:text-properties officeooo:rsid="0022b579" officeooo:paragraph-rsid="0022b579"/>
    </style:style>
    <style:style style:name="P29" style:family="paragraph" style:parent-style-name="Text_20_body">
      <style:text-properties officeooo:rsid="0023866b" officeooo:paragraph-rsid="0023866b"/>
    </style:style>
    <style:style style:name="P30" style:family="paragraph" style:parent-style-name="Text_20_body">
      <style:text-properties officeooo:rsid="0023866b"/>
    </style:style>
    <style:style style:name="P31" style:family="paragraph" style:parent-style-name="Standard">
      <style:text-properties officeooo:rsid="0023c400" officeooo:paragraph-rsid="0023c400"/>
    </style:style>
    <style:style style:name="P32" style:family="paragraph" style:parent-style-name="Text_20_body">
      <style:text-properties officeooo:rsid="0028fe5b" officeooo:paragraph-rsid="0028fe5b"/>
    </style:style>
    <style:style style:name="P33" style:family="paragraph" style:parent-style-name="Standard">
      <style:text-properties officeooo:rsid="00271180" officeooo:paragraph-rsid="00271180"/>
    </style:style>
    <style:style style:name="P34" style:family="paragraph" style:parent-style-name="Text_20_body">
      <style:text-properties officeooo:rsid="00271180" officeooo:paragraph-rsid="00271180"/>
    </style:style>
    <style:style style:name="P35" style:family="paragraph" style:parent-style-name="Text_20_body">
      <style:text-properties officeooo:rsid="00271180"/>
    </style:style>
    <style:style style:name="P36" style:family="paragraph" style:parent-style-name="Standard">
      <style:text-properties officeooo:rsid="0028fe5b" officeooo:paragraph-rsid="0028fe5b"/>
    </style:style>
    <style:style style:name="P37" style:family="paragraph" style:parent-style-name="Text_20_body">
      <style:text-properties officeooo:rsid="0028fe5b"/>
    </style:style>
    <style:style style:name="P38" style:family="paragraph" style:parent-style-name="Standard">
      <style:text-properties officeooo:rsid="002b407c" officeooo:paragraph-rsid="002b407c"/>
    </style:style>
    <style:style style:name="P39" style:family="paragraph" style:parent-style-name="Text_20_body">
      <style:text-properties officeooo:rsid="002b407c" officeooo:paragraph-rsid="002b407c"/>
    </style:style>
    <style:style style:name="P40" style:family="paragraph" style:parent-style-name="Text_20_body">
      <style:text-properties officeooo:rsid="002b407c"/>
    </style:style>
    <style:style style:name="P41" style:family="paragraph" style:parent-style-name="Standard">
      <style:text-properties officeooo:rsid="002c2f45" officeooo:paragraph-rsid="002c2f45"/>
    </style:style>
    <style:style style:name="P42" style:family="paragraph" style:parent-style-name="Text_20_body">
      <style:text-properties officeooo:rsid="002c2f45" officeooo:paragraph-rsid="002c2f45"/>
    </style:style>
    <style:style style:name="P43" style:family="paragraph" style:parent-style-name="Text_20_body">
      <style:text-properties officeooo:rsid="002c2f45"/>
    </style:style>
    <style:style style:name="P44" style:family="paragraph" style:parent-style-name="Standard">
      <style:text-properties officeooo:rsid="002d54b6" officeooo:paragraph-rsid="002d54b6"/>
    </style:style>
    <style:style style:name="P45" style:family="paragraph" style:parent-style-name="Text_20_body">
      <style:text-properties officeooo:rsid="002d54b6" officeooo:paragraph-rsid="002d54b6"/>
    </style:style>
    <style:style style:name="P46" style:family="paragraph" style:parent-style-name="Text_20_body">
      <style:text-properties officeooo:rsid="002d54b6"/>
    </style:style>
    <style:style style:name="P47" style:family="paragraph" style:parent-style-name="Standard">
      <style:text-properties officeooo:rsid="002f1c3e" officeooo:paragraph-rsid="002f1c3e"/>
    </style:style>
    <style:style style:name="P48" style:family="paragraph" style:parent-style-name="Text_20_body">
      <style:text-properties officeooo:rsid="002f1c3e" officeooo:paragraph-rsid="002f1c3e"/>
    </style:style>
    <style:style style:name="P49" style:family="paragraph" style:parent-style-name="Text_20_body">
      <style:text-properties officeooo:rsid="002f1c3e"/>
    </style:style>
    <style:style style:name="P50" style:family="paragraph" style:parent-style-name="Text_20_body">
      <style:text-properties officeooo:rsid="003297ad" officeooo:paragraph-rsid="003297ad"/>
    </style:style>
    <style:style style:name="P51" style:family="paragraph" style:parent-style-name="Horizontal_20_Line">
      <style:text-properties officeooo:rsid="002f1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eenGold Assist</text:p>
      <text:p text:style-name="P1"/>
      <text:p text:style-name="P2">1.1</text:p>
      <text:p text:style-name="P2"/>
      <text:p text:style-name="P3">He had expected a delay, a clerk with ink on his cuffs and a ledger too large to be moved, some officious shuffling before the business of the day began. He had not expected to be told there was nothing to be had.</text:p>
      <text:p text:style-name="P4">“What do you mean, probate?” Clay said. “The ship is right there, at the wharf.”</text:p>
      <text:p text:style-name="P4">The clerk did not look up at once. He finished the line he was writing, sanded it, closed the book with a palm that left a faint print, and only then raised his eyes. He was an old man in a neat coat, with the sort of careful beard that suggested time rather than fashion.</text:p>
      <text:p text:style-name="P4">“William and Mary,” he said, as if confirming the name of a horse.</text:p>
      <text:p text:style-name="P4">“That’s the one.”</text:p>
      <text:p text:style-name="P4">“And you are?”</text:p>
      <text:p text:style-name="P4">“Patterson. Clay Patterson. My father held shares.”</text:p>
      <text:p text:style-name="P4">The old man nodded, as though the name had been placed somewhere appropriate in a cabinet of many small drawers.</text:p>
      <text:p text:style-name="P4">“And sure enough it is,” Clay said again, turning half away, as if the clerk might have missed it. “You can see her from here.”</text:p>
      <text:p text:style-name="P4">You could. Through the open door and down the slope of the street, the harbor lay bright with a hard morning light. The ship rode high, emptied of most of her cargo, and the long line of men moved in a steady rhythm from hold to wharf. Barrels of spermaceti came rolling down the gangplanks, caught and righted and rolled again, their staves dark with oil. The air carried the thick, sweet animal smell of it. A knot of militia had turned out in their coats, laughing too loudly at something one of the sailors had shouted back, the sort of laughter that needed an audience.</text:p>
      <text:p text:style-name="P4">“It’s come in clean, then?” Clay said.</text:p>
      <text:p text:style-name="P4">“It has returned,” the clerk said.</text:p>
      <text:p text:style-name="P4">“And the cargo’s being landed.”</text:p>
      <text:p text:style-name="P4">“As you see.”</text:p>
      <text:p text:style-name="P4">“Then I don’t understand.”</text:p>
      <text:p text:style-name="P4">“I expect you do,” the clerk said, not unkindly. “It is only that you do not like it.”</text:p>
      <text:p text:style-name="P4">Clay turned back to him. “Explain it to me, then.”</text:p>
      <text:p text:style-name="P4">“The controlling interest in the venture is held in the estate of Mr. William Ramses, God rest him. Until the estate is settled, all proceeds are to be retained against claims. Common shareholders”—he gave the word a small weight—“will not be paid out until that time.”</text:p>
      <text:p text:style-name="P4">Clay stood a moment. He had come down in his best coat and had taken care with the knot of his tie. It seemed to him now a foolishness, as though he had dressed for a dinner that had already been eaten.</text:p>
      <text:p text:style-name="P4"><text:soft-page-break/>“How long will that take?” he said.</text:p>
      <text:p text:style-name="P4">“I am not in the business of misleading young men,” the clerk said. “It may be a year. It may be two.”</text:p>
      <text:p text:style-name="P4">“A year,” Clay said, as if testing the shape of it. “Or two.”</text:p>
      <text:p text:style-name="P4">“Yes.”</text:p>
      <text:p text:style-name="P4">“And in the meantime?”</text:p>
      <text:p text:style-name="P4">“In the meantime the estate is administered.”</text:p>
      <text:p text:style-name="P4">“And the oil?” Clay said, with a gesture toward the door. “The cargo?”</text:p>
      <text:p text:style-name="P4">“It is sold,” the clerk said. “The accounts are kept. The proceeds are held.”</text:p>
      <text:p text:style-name="P4">“Held for whom?”</text:p>
      <text:p text:style-name="P4">“For the estate,” the clerk said, and then, seeing something in Clay’s face, added, “There are prior claims.”</text:p>
      <text:p text:style-name="P4">“What claims?”</text:p>
      <text:p text:style-name="P4">“Preferred certificates. An investor party Mr. Ramses was engaged with.”</text:p>
      <text:p text:style-name="P4">Clay let out a short breath that was not quite a laugh. “Preferred,” he said. “And we are what?”</text:p>
      <text:p text:style-name="P4">“Common,” the clerk said.</text:p>
      <text:p text:style-name="P4">There was a pause in which the sounds from the harbor seemed to grow louder. A barrel struck something and there was a shout, then laughter again. The militia had found something else to be pleased with.</text:p>
      <text:p text:style-name="P4">“What did you say your name was?” the clerk asked.</text:p>
      <text:p text:style-name="P4">“Patterson.”</text:p>
      <text:p text:style-name="P4">“You will want to speak to counsel,” the clerk said. “I can give you a direction.”</text:p>
      <text:p text:style-name="P4">“Will they tell me anything different?”</text:p>
      <text:p text:style-name="P4">“They will tell you the same thing at greater length,” the clerk said. “And with fees.”</text:p>
      <text:p text:style-name="P4">Clay smiled despite himself. “Where do I find them?”</text:p>
      <text:p text:style-name="P4">“Mr. Lenoir acts for the executor. North Park Avenue. Two-eleven.” He turned the book a little, as if to fix the number in place. “He keeps regular hours.”</text:p>
      <text:p text:style-name="P4">“Lenoir,” Clay said.</text:p>
      <text:p text:style-name="P4">“Yes.”</text:p>
      <text:p text:style-name="P4">“And there is nothing to be done before that.”</text:p>
      <text:p text:style-name="P4">“There is always something to be done,” the clerk said. “It is only a question of whether it will avail you.”</text:p>
      <text:p text:style-name="P4"><text:soft-page-break/>Clay nodded, though he did not know what he was agreeing to. He stood a moment longer, as if there might be some further word, some correction, some small exception made for a man who had come down early and dressed well and asked plainly. The clerk had already reopened his ledger.</text:p>
      <text:p text:style-name="P4">“Good day,” Clay said.</text:p>
      <text:p text:style-name="P4">“Good day,” the clerk returned, without looking up.</text:p>
      <text:p text:style-name="P4">Outside, the light struck him harder than he expected. He went down toward the wharf without deciding to, drawn by the motion of the place. The planks rang under the weight of the barrels as they came down, and men stepped aside with practiced ease. A cooper stood with his tools ready, tapping at a seam where oil had begun to bead. Two boys had set themselves to catching the run of drips in a tin, grinning at their own cleverness.</text:p>
      <text:p text:style-name="P4">“Mind yourself,” someone called, and a barrel came past him close enough that he could have laid a hand on it. He did not.</text:p>
      <text:p text:style-name="P4">The ship loomed above, her paint worn and her lines blackened by weather and smoke. A man stood at the rail and spat into the water, then looked down at the crowd as though they were a lesser cargo.</text:p>
      <text:p text:style-name="P4">“Two years,” Clay said, not to anyone.</text:p>
      <text:p text:style-name="P4">The militia had taken to clapping as each barrel made the turn onto the wharf, as if the thing were a performance put on for their amusement. One of them raised a flask and drank, then offered it to a sailor who took it without thanks and drank deeper.</text:p>
      <text:p text:style-name="P4">It was all of it his, and none of it. He could see the weight of it, smell it, count it if he had a mind to, and yet it would not pass through his hands. It would be entered in a book and held in another man’s name until such time as that man was satisfied.</text:p>
      <text:p text:style-name="P4">He stood a while longer, watching the steady, indifferent work of it. The men did not hurry and they did not slow. They took what came to hand and passed it along.</text:p>
      <text:p text:style-name="P4">After a time he turned away and went back up the street, the sound of the wharf following him for a few steps and then falling off. He paused once and looked back. The ship was already less distinct, the motion of the barrels a smaller thing at a distance.</text:p>
      <text:p text:style-name="P4">North Park Avenue, he thought. Two-eleven.</text:p>
      <text:p text:style-name="P4">He set his hat a little more firmly on his head and went on.</text:p>
      <text:p text:style-name="P4"/>
      <text:p text:style-name="P5">1.2</text:p>
      <text:p text:style-name="P6"/>
      <text:p text:style-name="P6">The office of Augustus Lenoir, Esq., stood shoulder to shoulder with a dozen others of its kind, a two-story brick face with tall windows gone gray from the street. Wagons rattled past in a constant grind, iron on stone, and the door admitted a steady trickle of men carrying paper as if it might spoil in their hands.</text:p>
      <text:p text:style-name="P7">Inside was heat, ink, and a low roar of business. Desks filled the front room in rows, each man bent over his own small crisis. Clerks moved between them with practiced indifference, collecting signatures, depositing documents, returning with more. No one looked up long enough to remember a face.</text:p>
      <text:p text:style-name="P7"><text:soft-page-break/>Clay gave his name to the front desk and was met with the sort of smile that did not reach the eyes.</text:p>
      <text:p text:style-name="P7">“Mr. Lenoir is not receiving today.”</text:p>
      <text:p text:style-name="P7">“I won’t take but a moment,” Clay said.</text:p>
      <text:p text:style-name="P7">“That may be, but he will not—”</text:p>
      <text:p text:style-name="P7">“It concerns the William and Mary,” Clay cut in, lowering his voice just enough to suggest confidence rather than pleading. “A financial irregularity. If it is what I believe it is, he’ll wish to hear it at once.”</text:p>
      <text:p text:style-name="P7">The clerk paused. Not convinced—never convinced—but willing to shift the inconvenience onto someone else.</text:p>
      <text:p text:style-name="P7">“Wait here.”</text:p>
      <text:p text:style-name="P7">Clay did not wait where he was told. He drifted a step nearer the desks, as though he already belonged to the place, and watched the room. These were not great men. They were men who knew how to remain in rooms where great things passed through. That, he thought, might be enough.</text:p>
      <text:p text:style-name="P7">The clerk returned with a thin, middle-aged man in spectacles, who looked Clay over as one might a package of uncertain value.</text:p>
      <text:p text:style-name="P7">“Come along,” he said.</text:p>
      <text:p text:style-name="P7">They passed through the rows and into a narrower corridor where the noise fell away by degrees. At the back was a paneled office, the door already ajar. The clerk tapped once and opened it without waiting.</text:p>
      <text:p text:style-name="P7">Lenoir sat behind a broad desk, coat off, sleeves neat, a sheaf of papers held in one hand while the other made small, efficient marks. He did not look up when Clay entered.</text:p>
      <text:p text:style-name="P7">“Yes?”</text:p>
      <text:p text:style-name="P7">The clerk hovered.</text:p>
      <text:p text:style-name="P7">“He says it concerns the William and Mary.”</text:p>
      <text:p text:style-name="P7">That gave Lenoir pause—not much, just enough to finish the line he was writing. He set the paper down, squared it with the others, and only then raised his eyes.</text:p>
      <text:p text:style-name="P7">“Very well. That will be all.”</text:p>
      <text:p text:style-name="P7">The clerk withdrew, closing the door behind him.</text:p>
      <text:p text:style-name="P7">Clay stood a moment longer than necessary, then stepped forward.</text:p>
      <text:p text:style-name="P7">“Sir, are you familiar with the whaler William and Mary? Part of the Ramses estate, I’m told.”</text:p>
      <text:p text:style-name="P7">Lenoir leaned back, the chair giving a soft complaint.</text:p>
      <text:p text:style-name="P7">“Ramses,” he repeated, as if testing the weight of it. “Yes. Let’s see.”</text:p>
      <text:p text:style-name="P7">He rose—not quickly, not slowly—and crossed to a stack of document boxes along the wall. From one he drew a brown portfolio, worn at the edges, and brought it back to the desk. He did not open it at once. Instead he regarded Clay over the top of it, measuring something that had not been asked for.</text:p>
      <text:p text:style-name="P7"><text:soft-page-break/>“And the vessel has returned?” he said.</text:p>
      <text:p text:style-name="P7">“It has. Two years out. She’s unloading now.”</text:p>
      <text:p text:style-name="P7">“Mm.”</text:p>
      <text:p text:style-name="P7">He opened the portfolio and leafed through it with a familiarity that suggested he already knew where to land. A finger stopped. He nodded once to himself.</text:p>
      <text:p text:style-name="P7">“Yes. William and Mary. Ramses represented the holding company.” He looked up again. “And you are?”</text:p>
      <text:p text:style-name="P7">“Clay Patterson. I hold shares.”</text:p>
      <text:p text:style-name="P7">“Do you.”</text:p>
      <text:p text:style-name="P7">It was not disbelief. It was categorization.</text:p>
      <text:p text:style-name="P7">“I would like to be paid out for my investment,” Clay said.</text:p>
      <text:p text:style-name="P7">Lenoir closed the portfolio and rested his hands on it, fingertips meeting.</text:p>
      <text:p text:style-name="P7">“I see. And let me guess—you are a general shareholder.”</text:p>
      <text:p text:style-name="P7">Clay felt the term again, faintly absurd in his own mouth. “I only heard that distinction today. I put up good money, and the voyage has come in.”</text:p>
      <text:p text:style-name="P7">“Yes,” Lenoir said, with a small inclination of the head. “It has.”</text:p>
      <text:p text:style-name="P7">“How do I get it, then?”</text:p>
      <text:p text:style-name="P7">He heard it as he said it—the bluntness, the lack of leverage behind it—and could not take it back.</text:p>
      <text:p text:style-name="P7">Lenoir did not answer at once. He slid the portfolio a fraction of an inch, aligning it with the edge of the desk, then folded his hands again.</text:p>
      <text:p text:style-name="P7">“The holding company’s estate has entered probate,” he said. “Until that process concludes, distributions to general shareholders will not be made.”</text:p>
      <text:p text:style-name="P7">“I’m told that could take years.”</text:p>
      <text:p text:style-name="P7">“It could.”</text:p>
      <text:p text:style-name="P7">“And I’m told some investors do not have to wait.”</text:p>
      <text:p text:style-name="P7">“Ah,” Lenoir said, almost softly. “You have been told a number of things.”</text:p>
      <text:p text:style-name="P7">Clay held his ground. “Are they wrong?”</text:p>
      <text:p text:style-name="P7">“No,” Lenoir said. “But they are incomplete.”</text:p>
      <text:p text:style-name="P7">He rose again, not to fetch anything this time, but to cross to the window. He stood there a moment, looking down into the street, as if the explanation required distance from the desk.</text:p>
      <text:p text:style-name="P7">“It is common,” he said, “in speculative ventures of this sort, to arrange shares in classes. Priority, preference, general—names vary. In some cases it is a distinction without consequence. In others, it is the only distinction that matters.”</text:p>
      <text:p text:style-name="P7">He turned back.</text:p>
      <text:p text:style-name="P7"><text:soft-page-break/>“This situation is… intermediate.”</text:p>
      <text:p text:style-name="P7">“That doesn’t help me,” Clay said.</text:p>
      <text:p text:style-name="P7">“No,” Lenoir agreed. “It does not.”</text:p>
      <text:p text:style-name="P7">He returned to his chair but did not sit. Instead he rested a hand on the back of it and regarded Clay more directly than he had before.</text:p>
      <text:p text:style-name="P7">“There is a society,” he said, “with which Mr. Ramses was closely associated. The Hudson Lodge. It began, before the Revolution, as a hunting club—gentlemen of a certain stripe, meeting for sport. Over time it became something else. A social club, certainly. An investment circle, increasingly. The company that owns the William and Mary was formed under its auspices.”</text:p>
      <text:p text:style-name="P7">Clay let out a short breath. “So it is an upper-crust thing.”</text:p>
      <text:p text:style-name="P7">“Not exactly.”</text:p>
      <text:p text:style-name="P7">Lenoir’s mouth moved, not quite a smile.</text:p>
      <text:p text:style-name="P7">“The Lodge was founded by Huguenot refugees,” he said. “Men who had been turned out of their stations elsewhere, and who took a dim view of the usual qualifications for admission—church, lineage, patronage. They admit on a different basis.”</text:p>
      <text:p text:style-name="P7">“Which is?”</text:p>
      <text:p text:style-name="P7">“Natural ability.”</text:p>
      <text:p text:style-name="P7">Clay gave a small, incredulous laugh. “Yes. College men, then.”</text:p>
      <text:p text:style-name="P7">“Also not quite.”</text:p>
      <text:p text:style-name="P7">Lenoir studied him a moment longer. It was the first time the look held—no longer sorting, but considering.</text:p>
      <text:p text:style-name="P7">“Mr. Patterson,” he said, “you have come here under the impression that there is a mechanism by which your present difficulty might be… expedited.”</text:p>
      <text:p text:style-name="P7">“I have.”</text:p>
      <text:p text:style-name="P7">“There is.”</text:p>
      <text:p text:style-name="P7">Clay waited.</text:p>
      <text:p text:style-name="P7">Lenoir let the silence sit just long enough to make it clear that he was choosing to continue.</text:p>
      <text:p text:style-name="P7">“If you were to be accepted as a member of the Hudson Lodge,” he said, “your shares—currently general—could be advanced to preferred status. In that event, your distribution would follow in due course, ahead of the probate resolution.”</text:p>
      <text:p text:style-name="P7">Clay felt something in his chest tighten, not quite relief, not quite suspicion.</text:p>
      <text:p text:style-name="P7">“And how does one become a member of this Lodge?”</text:p>
      <text:p text:style-name="P7">Lenoir finally sat.</text:p>
      <text:p text:style-name="P7">“That,” he said, opening the portfolio once more and not looking at it, “is not a matter I can settle from behind a desk.”</text:p>
      <text:p text:style-name="P7"><text:soft-page-break/>He closed it again, decisively this time, and met Clay’s eyes.</text:p>
      <text:p text:style-name="P7">“But I can tell you this: they are not interested in where you have been.”</text:p>
      <text:p text:style-name="P7">A small pause.</text:p>
      <text:p text:style-name="P7">“Only in what you can do.”</text:p>
      <text:p text:style-name="P7">The room seemed quieter for it. Outside, the wagons still passed, the city still pressed forward, but here the matter had been reduced to a single, narrow gate.</text:p>
      <text:p text:style-name="P7">Clay nodded once, as if the terms had been laid out in a contract he meant to sign.</text:p>
      <text:p text:style-name="P7">“Then I suppose,” he said, “I ought to go and see them.”</text:p>
      <text:p text:style-name="P7">Lenoir inclined his head, the faintest acknowledgment of a correct conclusion.</text:p>
      <text:p text:style-name="P7">“I think,” he said, “they would be very interested to see you.”</text:p>
      <text:p text:style-name="P5"/>
      <text:p text:style-name="P5">1.3</text:p>
      <text:p text:style-name="P5"/>
      <text:p text:style-name="P6">It was easier, with Augustus Lenoir’s name carried like a token. The man at the desk did not look up at first, only ran a finger down a ledger as if Clay might already be written there. When he did glance up, it was brief and sufficient.</text:p>
      <text:p text:style-name="P7">“Of course,” he said, as though something had been confirmed. “This way.”</text:p>
      <text:p text:style-name="P7">The front room was smaller than it ought to have been for such a building, a clerk’s vestibule pressed thin against the street. Beyond it Clay glimpsed a drawing room—lamplight, cut glass, the suggestion of men in conversation—but he was not led there. Instead a narrow door was opened, and a draft of cooler air came out of it, smelling faintly of stone and spent wax.</text:p>
      <text:p text:style-name="P7">The stairs turned sharply and then again. They were worn hollow at the center, blackened along the walls where hands had passed for years. Clay descended after the man, aware of the street receding above him not by distance but by a kind of muting, as if sound itself had been folded away.</text:p>
      <text:p text:style-name="P7">At the bottom the space opened suddenly.</text:p>
      <text:p text:style-name="P7">It was larger than the footprint above would allow—long and low, its ceiling carried on thick stone pillars that divided the room into uneven aisles. Rugs lay heavy over the floor, their colors dulled by the dimness. Leather couches, low tables, a sideboard with bottles uncorked. It was a gentleman’s lounge, plainly—but the proportions were wrong, stretched, as if the room had been built first and the building above it afterward to conceal it.</text:p>
      <text:p text:style-name="P7">“You may wait,” the clerk said, and was gone without waiting for assent.</text:p>
      <text:p text:style-name="P7">Clay remained standing a moment, then sat, then stood again. The air was cool on his face. Somewhere above him came the sound of voices—at first a murmur, then laughter, then a swell of noise that did not resolve into any single room’s dimension. It rose and fell irregularly, as though crowds were passing through corridors that did not exist.</text:p>
      <text:p text:style-name="P7">At one moment he thought he could make out words—English, but mislaid somehow, the cadence wrong, a syllable set half a beat off where it ought to be. Then it slipped again into mere sound.</text:p>
      <text:p text:style-name="P7">He found himself listening for it.</text:p>
      <text:p text:style-name="P7"><text:soft-page-break/>“Ah!”</text:p>
      <text:p text:style-name="P7">The voice came from behind him. Clay turned.</text:p>
      <text:p text:style-name="P7">The man who approached had a round, agreeable face, flushed with a permanent cheer, as though he had just come in from the cold or just finished a good meal. His hair was thinning but carefully kept, and his eyes—small, bright—moved quickly over Clay as if taking inventory.</text:p>
      <text:p text:style-name="P7">“Mr. Patterson, is it? Yes, yes. Lenoir’s young man.”</text:p>
      <text:p text:style-name="P7">He extended a hand without quite offering it; Clay stepped forward to meet it anyway.</text:p>
      <text:p text:style-name="P7">“Bertram,” the man said. “We are very pleased when Augustus sends us someone. He has a nose for it.”</text:p>
      <text:p text:style-name="P7">“For what, sir?” Clay asked.</text:p>
      <text:p text:style-name="P7">Bertram smiled more broadly at that, as if the question itself were promising.</text:p>
      <text:p text:style-name="P7">“For substance,” he said. “For grain. You would be surprised how many men look the part and prove hollow when struck.”</text:p>
      <text:p text:style-name="P7">He circled slightly as he spoke, not pacing, exactly, but never quite still. Clay had the sense of being examined from several angles in quick succession.</text:p>
      <text:p text:style-name="P7">“Hm. Yes. There is something there,” Bertram murmured, almost to himself. “Some tension. That is good. Slack men do not interest us.”</text:p>
      <text:p text:style-name="P7">Clay felt heat rise to his face without knowing why.</text:p>
      <text:p text:style-name="P7">“I am not sure what Mr. Lenoir told you,” Bertram went on, “and that is just as well. We prefer not to overprepare a man. It spoils the measurement.”</text:p>
      <text:p text:style-name="P7">“The measurement of what?” Clay said.</text:p>
      <text:p text:style-name="P7">Bertram stopped, and for a moment regarded him directly.</text:p>
      <text:p text:style-name="P7">“Mettle,” he said.</text:p>
      <text:p text:style-name="P7">He let the word sit.</text:p>
      <text:p text:style-name="P7">“And what is that, in your estimation?” Clay asked, trying for steadiness.</text:p>
      <text:p text:style-name="P7">Bertram’s expression shifted—not less pleasant, but more intent.</text:p>
      <text:p text:style-name="P7">“A composite,” he said. “Capacity. Endurance. Judgment. A certain—alignment. The ability to carry a thing through when it would be easier not to. The ability to refuse when it would be profitable to accept. You understand.”</text:p>
      <text:p text:style-name="P7">Clay thought of the wharf, of accounts half-settled and partners who spoke in circles. He nodded, though he was not sure he did.</text:p>
      <text:p text:style-name="P7">“Yes,” he said.</text:p>
      <text:p text:style-name="P7">“Good,” Bertram replied, as though that settled something.</text:p>
      <text:p text:style-name="P7"><text:soft-page-break/>The sound above swelled again—laughter, many voices, a clatter like glass. For an instant it seemed directly overhead, impossibly so, as if the ceiling were no thicker than a plank. Then it receded, drawn off along some unseen corridor.</text:p>
      <text:p text:style-name="P7">Bertram did not look up, but the light in the room altered slightly. It was subtle—no lamp had been touched—but Clay had the impression that the man’s face had brightened, a faint aureole about his head as if the air itself had taken on a warmer tone there.</text:p>
      <text:p text:style-name="P7">“You will forgive the conditions,” Bertram said lightly. “We find it useful to separate conversation from—festivity.”</text:p>
      <text:p text:style-name="P7">Clay glanced upward despite himself.</text:p>
      <text:p text:style-name="P7">“There are many of you?” he asked.</text:p>
      <text:p text:style-name="P7">Bertram’s smile flickered.</text:p>
      <text:p text:style-name="P7">“There are enough,” he said.</text:p>
      <text:p text:style-name="P7">He moved closer, lowering his voice just a degree.</text:p>
      <text:p text:style-name="P7">“We are an old society, Mr. Patterson. Older than the present arrangements of the city, though we make use of them as needed. Some men come to us already marked by accomplishment. Others come because they perceive—correctly—that advancement is not always a matter of effort alone.”</text:p>
      <text:p text:style-name="P7">Clay felt that land. Not quite an accusation, not quite an invitation.</text:p>
      <text:p text:style-name="P7">“And you would… assist such men?” he said.</text:p>
      <text:p text:style-name="P7">“We would admit them,” Bertram replied. “Assistance follows, as a matter of course, among brothers.”</text:p>
      <text:p text:style-name="P7">The word hung there: brothers. Not said grandly, but with a kind of practiced ease.</text:p>
      <text:p text:style-name="P7">“And the test?” Clay said.</text:p>
      <text:p text:style-name="P7">“Yes. The test.”</text:p>
      <text:p text:style-name="P7">Bertram clasped his hands lightly behind his back.</text:p>
      <text:p text:style-name="P7">“It is simple to state,” he said. “Not always simple to perform.”</text:p>
      <text:p text:style-name="P7">He watched Clay as he spoke, as if gauging the effect of each phrase.</text:p>
      <text:p text:style-name="P7">“You will bring us eight ounces of gold.”</text:p>
      <text:p text:style-name="P7">Clay blinked.</text:p>
      <text:p text:style-name="P7">“Eight—”</text:p>
      <text:p text:style-name="P7">“Not any gold,” Bertram continued. “California gold. Newly come. And not dust, not filings, not the sweepings of a pan. Nuggets. Each piece of sufficient size that it cannot be mistaken for accident.”</text:p>
      <text:p text:style-name="P7">“Half an ounce?” Clay said, recalling talk on the docks.</text:p>
      <text:p text:style-name="P7">“At least,” Bertram said, pleased. “You see, you are not entirely unacquainted with the matter.”</text:p>
      <text:p text:style-name="P7">Clay let out a breath that was almost a laugh.</text:p>
      <text:p text:style-name="P7">“You are asking me to cross the continent,” he said.</text:p>
      <text:p text:style-name="P7"><text:soft-page-break/>“We are asking you to return,” Bertram corrected gently.</text:p>
      <text:p text:style-name="P7">“With gold I may not purchase,” Clay said.</text:p>
      <text:p text:style-name="P7">Bertram inclined his head.</text:p>
      <text:p text:style-name="P7">“You may not purchase it,” he agreed.</text:p>
      <text:p text:style-name="P7">“And when I have it?” Clay pressed.</text:p>
      <text:p text:style-name="P7">“You will present it,” Bertram said. “We will examine it—there are ways—and if it satisfies, you will be admitted.”</text:p>
      <text:p text:style-name="P7">“And the gold?” Clay said.</text:p>
      <text:p text:style-name="P7">“You keep it,” Bertram said at once. “We have no interest in your proceeds. Only in your proof.”</text:p>
      <text:p text:style-name="P7">Clay hesitated.</text:p>
      <text:p text:style-name="P7">“Eight ounces is no small sum,” he said. “It is—”</text:p>
      <text:p text:style-name="P7">“Half your whaling investment,” Bertram supplied, almost absently.</text:p>
      <text:p text:style-name="P7">Clay looked at him.</text:p>
      <text:p text:style-name="P7">“Yes,” he said. “Just so.”</text:p>
      <text:p text:style-name="P7">Bertram smiled again, that same round, agreeable expression, but now it seemed to contain something else—an expectation, perhaps, or a quiet amusement.</text:p>
      <text:p text:style-name="P7">“Then you have already learned its weight,” he said. “That will serve you.”</text:p>
      <text:p text:style-name="P7">The noise above broke into a sudden roar—cheers, or something like it—and then a cascade of laughter that did not diminish so much as slide away, as if the entire company had moved at once.</text:p>
      <text:p text:style-name="P7">Clay felt, briefly, the urge to look up, to find the door, to see it for himself.</text:p>
      <text:p text:style-name="P7">Bertram was watching him.</text:p>
      <text:p text:style-name="P7">“You are not required to decide now,” he said. “Or ever. Many men come, inquire, and do not return. We do not pursue them.”</text:p>
      <text:p text:style-name="P7">“And if I do return?” Clay said.</text:p>
      <text:p text:style-name="P7">Bertram’s answer was immediate.</text:p>
      <text:p text:style-name="P7">“Then you will be one of us.”</text:p>
      <text:p text:style-name="P7">It was said plainly. No flourish, no oath. A statement of fact.</text:p>
      <text:p text:style-name="P7">Clay imagined it—the room above revealed, the voices resolved into names, hands extended, doors opening elsewhere in the city that had thus far remained closed to him.</text:p>
      <text:p text:style-name="P7">“And the shares?” he said, unable to keep it from his voice. “On the William and Mary?”</text:p>
      <text:p text:style-name="P7">Bertram waved a hand, as though that were a minor matter.</text:p>
      <text:p text:style-name="P7">“Arrangements can be made,” he said. “We do not neglect our own.”</text:p>
      <text:p text:style-name="P7">Clay nodded slowly.</text:p>
      <text:p text:style-name="P7"><text:soft-page-break/>“I see,” he said.</text:p>
      <text:p text:style-name="P7">For a moment neither spoke.</text:p>
      <text:p text:style-name="P7">Then Bertram’s expression softened again into its easy geniality.</text:p>
      <text:p text:style-name="P7">“Well,” he said. “You will consider it. That is all we ask at present.”</text:p>
      <text:p text:style-name="P7">He stepped back, and with that small movement something seemed to relax in the room. The faint brightness about him diminished; the air cooled again to what it had been.</text:p>
      <text:p text:style-name="P8">“Good day, Mr. Patterson,” he said.</text:p>
      <text:p text:style-name="P8"/>
      <text:p text:style-name="P9">1.3.5</text:p>
      <text:p text:style-name="P8">Clay did not remember ascending the stairs.</text:p>
      <text:p text:style-name="P7">He was in the street, then, with the late light falling across the brick and the ordinary noise of the city pressing in around him. A carriage rattled past. Someone called out for oysters. The world had resumed its proper proportions.</text:p>
      <text:p text:style-name="P7">He turned, almost at once, to look back.</text:p>
      <text:p text:style-name="P7">The building was there, as it must be, but it seemed flatter now, its face blank where he had expected some sign of distinction. The door was closed. The small window beside it was dark.</text:p>
      <text:p text:style-name="P7">For a moment he wondered if he had mistaken it.</text:p>
      <text:p text:style-name="P7">Then a man brushed past him, muttering, and the thought broke.</text:p>
      <text:p text:style-name="P7">Clay stood a moment longer, hand half-raised as if he might knock again.</text:p>
      <text:p text:style-name="P7">Above, somewhere out of sight, there came a faint suggestion of laughter—so faint it might have been memory.</text:p>
      <text:p text:style-name="P7">He lowered his hand and walked on.</text:p>
      <text:p text:style-name="P10"/>
      <text:p text:style-name="P11"><text:span text:style-name="Strong_20_Emphasis">1.4</text:span></text:p>
      <text:p text:style-name="P12">He went to call on Marian Baxter in the late afternoon, when the park took on that softened light that made even the city seem arranged with care. Her family’s house stood in a neat row of brick, identical at a glance, though the Baxter stoop had been swept clean and the brass polished to a warm shine.</text:p>
      <text:p text:style-name="P12">It was Marian herself who opened the door, as if she had been listening for his step.</text:p>
      <text:p text:style-name="P12">“Clay,” she said, and there was a small lift in it—surprise, but not entirely.</text:p>
      <text:p text:style-name="P12">He removed his hat. “Miss Baxter.”</text:p>
      <text:p text:style-name="P12">She made a face at that. “If you speak to me like a banker I shall send you away like one. Come in.”</text:p>
      <text:p text:style-name="P12">The front room was modest but orderly, the curtains drawn just enough to keep the glare off the furniture. A bit of needlework lay abandoned on a chair, and the faint smell of tea hung in the air. Clay stood for a moment, hat in his hands, feeling suddenly as though he had come to present himself for inspection.</text:p>
      <text:p text:style-name="P12"><text:soft-page-break/>“You’ve been keeping to the lower wards,” she said, studying him. “Jon says he only sees you on Sundays now, and even then you’re half in your thoughts.”</text:p>
      <text:p text:style-name="P12">“Jon says a great deal,” Clay replied.</text:p>
      <text:p text:style-name="P12">“And most of it true,” she said lightly. “Sit. Tell me what trouble has you pacing the city like a stray dog.”</text:p>
      <text:p text:style-name="P12">He sat, though not easily.</text:p>
      <text:p text:style-name="P12">“It is not trouble,” he said. “Or not only that. It is—an opportunity.”</text:p>
      <text:p text:style-name="P12">She leaned forward a little, interested despite herself. “Those are usually the same thing, in my experience.”</text:p>
      <text:p text:style-name="P12">He allowed a small smile. “There is a society. A club of sorts. In town.”</text:p>
      <text:p text:style-name="P12">“Of course there is,” she said. “And of course you have found it.”</text:p>
      <text:p text:style-name="P12">“It is not the usual kind,” he said. “They are… well placed. Men of substance. They take on applicants, from time to time.”</text:p>
      <text:p text:style-name="P12">“And you intend to be taken on,” she said.</text:p>
      <text:p text:style-name="P12">“I intend to try.”</text:p>
      <text:p text:style-name="P12">Her eyes moved over him again, sharper now. “What does it require?”</text:p>
      <text:p text:style-name="P12">“A task,” he said. “A proof.”</text:p>
      <text:p text:style-name="P12">“What sort of proof?”</text:p>
      <text:p text:style-name="P12">He hesitated—not for effect, but because saying it plainly made it sound foolish.</text:p>
      <text:p text:style-name="P12">“They require that I return with six ounces of gold,” he said at last. “In nuggets. Not purchased. Won in California.”</text:p>
      <text:p text:style-name="P12">There was a brief silence.</text:p>
      <text:p text:style-name="P12">Marian sat back, the corners of her mouth lifting despite herself. “Won in California,” she repeated. “Why not the moon, while they are at it?”</text:p>
      <text:p text:style-name="P12">“They are particular,” Clay said.</text:p>
      <text:p text:style-name="P12">“So it seems.” She watched him a moment longer. “And you would go.”</text:p>
      <text:p text:style-name="P12">“I would go.”</text:p>
      <text:p text:style-name="P12">“You have never been farther than Albany.”</text:p>
      <text:p text:style-name="P12">“I would go nonetheless.”</text:p>
      <text:p text:style-name="P12">“And if you succeed,” she said, “they admit you.”</text:p>
      <text:p text:style-name="P12">“Yes.”</text:p>
      <text:p text:style-name="P12">“And if they admit you,” she said, more quietly, “then what?”</text:p>
      <text:p text:style-name="P12">He understood her question, though she had not asked it outright.</text:p>
      <text:p text:style-name="P12"><text:soft-page-break/>Then I am no longer standing outside, he thought. Then I am not asking favors through other men. Then I am not—</text:p>
      <text:p text:style-name="P12">He said instead, “Then I am in a position to make something of myself here.”</text:p>
      <text:p text:style-name="P12">She held his gaze. “You are already making something of yourself.”</text:p>
      <text:p text:style-name="P12">“Not of the right sort,” he said, before he could stop himself.</text:p>
      <text:p text:style-name="P12">That landed between them.</text:p>
      <text:p text:style-name="P12">Marian’s expression did not change, but something in it settled. “Ah,” she said. “There it is.”</text:p>
      <text:p text:style-name="P12">He looked away. “It is not a slight on—”</text:p>
      <text:p text:style-name="P12">“No,” she said. “It is not.”</text:p>
      <text:p text:style-name="P12">She rose and crossed to the window, adjusting the curtain though it did not need adjusting.</text:p>
      <text:p text:style-name="P12">“And how long would this… proof take?” she asked, her back to him.</text:p>
      <text:p text:style-name="P12">“There are clippers leaving weekly,” he said. “The passage is four months, give or take. Around the Horn. Then time enough to secure the gold. A year, perhaps more.”</text:p>
      <text:p text:style-name="P12">“A year,” she said.</text:p>
      <text:p text:style-name="P12">“Yes.”</text:p>
      <text:p text:style-name="P12">“And you would come back with it in your pocket,” she said, “and lay it on their table like a tribute.”</text:p>
      <text:p text:style-name="P12">“If I can.”</text:p>
      <text:p text:style-name="P12">“And they would nod,” she said, “and make room for you among them.”</text:p>
      <text:p text:style-name="P12">“That is the understanding.”</text:p>
      <text:p text:style-name="P12">She turned then, and there was something almost like laughter in her eyes, though it did not quite reach her mouth.</text:p>
      <text:p text:style-name="P12">“And you believe they are men of standards,” she said.</text:p>
      <text:p text:style-name="P12">“I do,” he answered.</text:p>
      <text:p text:style-name="P12">“Not merely men with money.”</text:p>
      <text:p text:style-name="P12">“No.”</text:p>
      <text:p text:style-name="P12">“Not merely men with doors they can open.”</text:p>
      <text:p text:style-name="P12">“No.”</text:p>
      <text:p text:style-name="P12">“But men who would look at you,” she said, “and judge you.”</text:p>
      <text:p text:style-name="P12">“Yes.”</text:p>
      <text:p text:style-name="P12">She studied him a long moment, as if trying to decide whether to argue him out of it.</text:p>
      <text:p text:style-name="P12">Instead she said, “San Francisco, then.”</text:p>
      <text:p text:style-name="P12">“They say it is a sight,” he said. “And that gold lies in the riverbeds, waiting to be taken up.”</text:p>
      <text:p text:style-name="P12"><text:soft-page-break/>“They say a great many things about places none of us have seen,” she said.</text:p>
      <text:p text:style-name="P12">He stood then, because sitting had begun to feel like a kind of pleading.</text:p>
      <text:p text:style-name="P12">“I may be able to secure passage quickly,” he said. “If I can arrange my affairs. I could be gone within the month.”</text:p>
      <text:p text:style-name="P12">“And back in a year,” she said.</text:p>
      <text:p text:style-name="P12">“If I am fortunate.”</text:p>
      <text:p text:style-name="P12">Another pause.</text:p>
      <text:p text:style-name="P12">The question was there now, plainly enough that either might have taken it up:</text:p>
      <text:p text:style-name="P12"><text:span text:style-name="Emphasis">And what of us?</text:span></text:p>
      <text:p text:style-name="P12">Neither did.</text:p>
      <text:p text:style-name="P12">At last she smiled—lightly, almost teasing, as if the matter were already decided and of no great consequence.</text:p>
      <text:p text:style-name="P12">“Well,” she said, “it sounds like a wonderful opportunity.”</text:p>
      <text:p text:style-name="P12">He let out a breath he had not known he was holding. “You think so?”</text:p>
      <text:p text:style-name="P12">“I think,” she said, “that if you do not go, you will sit in rooms like this one and wonder about it until you are an old man, and I shall be forced to listen to you regret it.”</text:p>
      <text:p text:style-name="P12">“That is a grim prospect.”</text:p>
      <text:p text:style-name="P12">“For me, especially.”</text:p>
      <text:p text:style-name="P12">He laughed, and the tension broke just enough to make standing there bearable.</text:p>
      <text:p text:style-name="P12">“And if I do go?” he asked.</text:p>
      <text:p text:style-name="P12">“Then you will have your gold,” she said, “and your society of serious men, and all the rest of it.”</text:p>
      <text:p text:style-name="P12">“And?”</text:p>
      <text:p text:style-name="P12">“And,” she said, with a small shrug, “you will come back and tell me whether it was worth the trouble.”</text:p>
      <text:p text:style-name="P12">He searched her face for something more—some claim, some protest—but she had already turned away, pouring tea as though the matter were settled.</text:p>
      <text:p text:style-name="P12">He took up his hat.</text:p>
      <text:p text:style-name="P12">“I will call again before I leave,” he said.</text:p>
      <text:p text:style-name="P12">“You had better,” she replied. “Or I shall think the gold has made you proud before you have even found it.”</text:p>
      <text:p text:style-name="P12">He smiled at that, and made his way to the door.</text:p>
      <text:p text:style-name="P12">“Clay,” she said, just as he stepped out.</text:p>
      <text:p text:style-name="P12">He turned.</text:p>
      <text:p text:style-name="P12">“Do try not to be gone longer than a year,” she said. “I should not like to forget what you look like.”</text:p>
      <text:p text:style-name="P12"><text:soft-page-break/>“I doubt you could,” he said.</text:p>
      <text:p text:style-name="P12">“Then you had better give me reason to remember,” she said, and shut the door with a soft, decisive click.</text:p>
      <text:p text:style-name="P11">Clay spent the next week getting his affairs in order, though “affairs” flattered the reality of it. There was little enough to settle. His room was taken by the week, his landlord a woman who cared more for prompt coin than notice, and all he owned that mattered fit neatly into a single case. He sold what he could not carry—a second coat, a cracked shaving mirror, a pair of boots that never quite broke in—and found, when it was done, that he felt lighter for it.</text:p>
      <text:p text:style-name="P12">He kept the receipt for the case tucked in its lining, as if it proved something about him.</text:p>
      <text:p text:style-name="P12">The passage cost nearly everything. He stood at the shipping office with the clerk’s pen scratching out his name—<text:span text:style-name="Emphasis">Patterson, Clay</text:span>—and watched the remaining sum diminish to a few folded bills and loose coin returned across the counter. The ship was called <text:span text:style-name="Emphasis">Angel Gabriel</text:span>, a clipper bound for San Francisco by way of the Horn, and the clerk spoke of it with a practiced indifference, as though it were no more than a carriage line uptown.</text:p>
      <text:p text:style-name="P12">“You’ll want to keep something back,” the man said, sliding the coins toward him.</text:p>
      <text:p text:style-name="P12">“I have,” Clay answered, though it was not much.</text:p>
      <text:p text:style-name="P12">He stepped back out into the street with the ticket in hand and turned it over once, twice, as though it might change its meaning. Passage out. No guarantee of return. He did the arithmetic quickly and with a kind of stubborn confidence—six ounces in nuggets, and more besides. Enough for the Lodge, enough for the return fare, enough to come back not as he left. The numbers worked if the world did.</text:p>
      <text:p text:style-name="P12">The days after that passed in a narrowing. Streets he had known seemed already less his; acquaintances became something like spectators. He called once more on Marian, and her laughter stayed with him longer than her words. He avoided Jon entirely. There was nothing to be said that would not make the thing heavier.</text:p>
      <text:p text:style-name="P12">On the final evening he walked down to the wharf and found the <text:span text:style-name="Emphasis">Angel Gabriel</text:span> riding at anchor, her masts cutting up into the dimming sky, rigging humming faintly in the wind. Men moved along her deck in small purposeful shapes, hauling, stowing, calling to one another in voices that carried oddly over the water. He stood there longer than he meant to, watching the ship as if it might reveal the shape of what he had chosen.</text:p>
      <text:p text:style-name="P12">A hand clapped his shoulder. Some dockman he half knew from earlier years.</text:p>
      <text:p text:style-name="P12">“Heading out?” the man asked.</text:p>
      <text:p text:style-name="P12">“In the morning.”</text:p>
      <text:p text:style-name="P12">“Then best get your sleep. The sea will take it from you soon enough.”</text:p>
      <text:p text:style-name="P12">Clay smiled at that, though he did not quite believe it.</text:p>
      <text:p text:style-name="P12"/>
      <text:p text:style-name="P13">1.5.5</text:p>
      <text:p text:style-name="P12"><text:soft-page-break/>They set sail on a November morning, the harbor pale and cold under a low ceiling of cloud. The city seemed to lean toward the water as if to watch them go. Lines were cast off, shouted orders answered, and the ship eased free with a slow, deliberate grace that belied the work behind it.</text:p>
      <text:p text:style-name="P12">Clay stood near the rail with his case at his feet, one hand resting on the worn wood, feeling the faint tremor of the hull as the sails took wind. Around him the other passengers gathered in loose knots—some loud with excitement, others already withdrawn into themselves. A woman wept quietly into a handkerchief while a man beside her spoke of California as though he had been there all his life.</text:p>
      <text:p text:style-name="P12">They threaded their way between anchored merchantmen and squat military cutters, the river thick with traffic. Sailors called out distances, lines creaked and snapped taut, and the smell of tar and salt and something metallic hung in the air. The city receded by degrees—wharves to buildings, buildings to a gray suggestion—and still Clay watched it, as if there might be some final sign he had missed.</text:p>
      <text:p text:style-name="P12">There was none.</text:p>
      <text:p text:style-name="P12">Past the sea break the water opened, and with it the wind. The <text:span text:style-name="Emphasis">Angel Gabriel</text:span> leaned into it, gathering speed, the deck tilting just enough to make a man adjust his stance. The harbor’s noise fell away behind them, replaced by the steady rush of water along the hull and the sharp crack of canvas above.</text:p>
      <text:p text:style-name="P12">Fog lay out ahead, low and patient, and they entered it without ceremony. The world narrowed to the ship itself—masts, lines, the wet gleam of deck boards—and then even those seemed to soften at the edges.</text:p>
      <text:p text:style-name="P12">Clay did not move from the rail. The last shapes of the city were gone now, swallowed entirely. There was only the ship and the sea and the work he had set himself.</text:p>
      <text:p text:style-name="P12">He took the ticket from his pocket once more, felt its stiffness between his fingers, and then put it away.</text:p>
      <text:p text:style-name="P12">Six ounces, he thought. Six ounces, and home again.</text:p>
      <text:p text:style-name="P12">The ship drove on into the fog.</text:p>
      <text:h text:style-name="P14" text:outline-level="3">II</text:h>
      <text:h text:style-name="P15" text:outline-level="4">2.1</text:h>
      <text:p text:style-name="P12">Clay had a private room, though “private” meant only that no one else slept in it. It was a narrow box below the waterline, with a bunk fixed to the wall and a peg for his coat. The air never moved. By the second night he understood that a man could go dull in such a place, and so he took his waking hours above.</text:p>
      <text:p text:style-name="P12">He fell into the habit of the rail. There was always something to look at if you trained your eye for it—dark seams in the water where fish ran, a distant sail that might be a merchantman or might be nothing at all, birds that appeared from nowhere and then vanished again. Clay took pride in seeing things first. He would call them out, and the others would come over, shading their eyes, and sometimes he was right.</text:p>
      <text:p text:style-name="P12"><text:soft-page-break/>Breakfast was taken early, before the heat set in. Coffee, hard bread, sometimes a strip of salt pork if the cook was in a generous mood. Clay ate with the same men most mornings without ever agreeing to it. There were two brothers bound for the diggings, a quiet man who claimed to have been a surveyor, and Larkin.</text:p>
      <text:p text:style-name="P12">Larkin spoke easily and without much weight behind his words. He had been in New Orleans, and Havana, and once, he said, as far as Cádiz, though the story changed in its particulars each time he told it. He was perhaps thirty, with a quick smile and a habit of leaning in when he spoke, as though the thing between you was already shared.</text:p>
      <text:p text:style-name="P12">“You’re a New York man,” he said the first morning, as if identifying a species. “I can always tell.”</text:p>
      <text:p text:style-name="P12">“How?”</text:p>
      <text:p text:style-name="P12">“You look as though you’re headed somewhere even when you’re sitting still.”</text:p>
      <text:p text:style-name="P12">Clay took that as a compliment.</text:p>
      <text:p text:style-name="P12">They began to spend their evenings together in the salon. There were a few tables bolted to the floor, and the ship’s motion made a game of anything that could be played on them. Pinochle suited the conditions. The cards were soft with use and stuck together at the corners.</text:p>
      <text:p text:style-name="P12">At first Clay won.</text:p>
      <text:p text:style-name="P12">Not much, but enough to feel that he understood it. Larkin laughed when he lost and paid without remark. When Larkin won, he gathered the small piles of coins into a neat stack and set them aside, as if he were keeping accounts in a ledger only he could see.</text:p>
      <text:p text:style-name="P12">“You’ve a good head for it,” Larkin said. “Most men chase the last hand. You don’t.”</text:p>
      <text:p text:style-name="P12">Clay did not say that he had already begun to.</text:p>
      <text:p text:style-name="P12">The days lengthened. The heat came down and stayed. The deck boards grew hot underfoot and the air in the salon took on the thick, sweet smell of cigars and bodies. The ocean lost its color and became a hard, bright sheet that hurt to look at.</text:p>
      <text:p text:style-name="P12">Clay’s luck turned in increments so small he might have missed them if he had not been watching.</text:p>
      <text:p text:style-name="P12">A hand played a shade too boldly. A hesitation that came a moment late. The sense—not yet conscious—that the other man at the table saw something he did not. Larkin did not press him. If anything, he seemed to draw back when Clay lost heavily, shifting the stakes, suggesting a drink instead.</text:p>
      <text:p text:style-name="P12">But Clay kept at it.</text:p>
      <text:p text:style-name="P12">By the end of the second week he was down enough to feel it in his chest. He counted his remaining money twice that night and found the number smaller the second time. The next evening he sat at the table and watched instead of playing.</text:p>
      <text:p text:style-name="P12">Larkin noticed, but said nothing. He played a few hands, lost one, won two, and then, with a small shrug, pushed his chair back.</text:p>
      <text:p text:style-name="P12">“Hold this for me,” he said, and placed a leather billfold on the table in front of Clay. “I’ve no sense when it’s in my pocket.”</text:p>
      <text:p text:style-name="P12">Clay looked at it.</text:p>
      <text:p text:style-name="P12"><text:soft-page-break/>“I mean to say,” Larkin added, smiling, “I trust you more than I trust myself.”</text:p>
      <text:p text:style-name="P12">It was a well-made thing, soft leather, worn at the corners. Clay slipped it into the inside pocket of his coat. It sat there with a weight that was not its own.</text:p>
      <text:p text:style-name="P12">“You’ll have it back when you ask for it,” Clay said.</text:p>
      <text:p text:style-name="P12">“I won’t ask,” Larkin replied. “That’s the idea.”</text:p>
      <text:p text:style-name="P12">After that it became their arrangement. Larkin would play, and when he reached for his coat and found nothing there, he would laugh and stand up, the game ended whether he was ahead or behind. Clay began to think of the billfold as a kind of brake, a device that kept a man from going over a line he could not see for himself.</text:p>
      <text:p text:style-name="P12">He also became aware, in odd moments, of what was in it.</text:p>
      <text:p text:style-name="P12">Not by opening it—he did not—but by imagining its contents with increasing clarity. Notes folded once, perhaps twice. A few coins. Enough to matter. Enough, he thought, to change the tenor of a journey if it were his and not another man’s.</text:p>
      <text:p text:style-name="P12">The ship ran south along the coast of South America. The air shifted. There were days when the wind came up without warning and the sea lost its smooth face, breaking into long, uneasy swells. The sailors spoke more often of Cape Horn now, not with fear exactly, but with a kind of professional interest.</text:p>
      <text:p text:style-name="P12">“It will show itself soon enough,” one of them said.</text:p>
      <text:p text:style-name="P12">One evening, with the light going out of the sky and the first coolness of the day coming on, Larkin was playing well.</text:p>
      <text:p text:style-name="P12">There was a small crowd around the table. Coins moved back and forth in steady measure. Larkin’s pile grew. He did not touch it except to square it with the edge of his hand.</text:p>
      <text:p text:style-name="P12">Clay stood behind him, close enough to see the cards, the billfold a familiar weight against his chest.</text:p>
      <text:p text:style-name="P12">“You’ll ruin them all at this rate,” someone said.</text:p>
      <text:p text:style-name="P12">“Then they should stop me,” Larkin replied, without looking up.</text:p>
      <text:p text:style-name="P12">He played another hand, won it, and then pushed his chair back with a suddenness that broke the rhythm of the table.</text:p>
      <text:p text:style-name="P12">“Air,” he said. “I need air.”</text:p>
      <text:p text:style-name="P12">He did not reach for his coat.</text:p>
      <text:p text:style-name="P12">Clay watched him go. The door opened, a brief rush of cooler air, and then it shut again. The game resumed without him.</text:p>
      <text:p text:style-name="P12">A moment later there was a sound from above—running feet, then a woman’s voice, high and sharp enough to cut through the room.</text:p>
      <text:p text:style-name="P12">“Man overboard!”</text:p>
      <text:p text:style-name="P12">Everything in the salon stopped at once. Chairs scraped back. Cards fell unheeded to the table.</text:p>
      <text:p text:style-name="P12"><text:soft-page-break/>They were on deck in seconds.</text:p>
      <text:p text:style-name="P12">The sea had darkened to a heavy, moving black. The ship rolled under them, lifting and falling in a long, slow motion. Men crowded the rail, peering down into the water as if it might give something back if they looked hard enough.</text:p>
      <text:p text:style-name="P12">“Where?” someone shouted.</text:p>
      <text:p text:style-name="P12">“There!” another voice, pointing—but there was nothing there but the wake, already breaking apart.</text:p>
      <text:p text:style-name="P12">“Who is it?”</text:p>
      <text:p text:style-name="P12">No one answered.</text:p>
      <text:p text:style-name="P12">A line was thrown, then another, cast out into emptiness. A lantern was brought and held over the side, its light swinging uselessly over the water.</text:p>
      <text:p text:style-name="P12">Clay stood among them, his hand on the rail.</text:p>
      <text:p text:style-name="P12">For a moment he had the clear, simple thought: <text:span text:style-name="Emphasis">Go.</text:span></text:p>
      <text:p text:style-name="P12">He saw, as if already done, the movement—over the rail, into the water, the cold shock of it, the reach for something that might or might not be there. He felt the ship’s motion under his feet, the distance to the sea.</text:p>
      <text:p text:style-name="P12">Then the thought passed.</text:p>
      <text:p text:style-name="P12">There were sailors already moving, calling to one another. Orders were given. The ship slowed, or seemed to. The lantern light swept back and forth.</text:p>
      <text:p text:style-name="P12">Nothing.</text:p>
      <text:p text:style-name="P12">After a time—minutes, or longer—the urgency drained out of it. The voices dropped. Men began to step back from the rail.</text:p>
      <text:p text:style-name="P12">“It’s no use,” someone said, not loudly.</text:p>
      <text:p text:style-name="P12">Clay did not remember leaving the deck.</text:p>
      <text:p text:style-name="P12">He found himself back in the salon, the room altered now, as if something had been removed from it that could not be named. The cards still lay where they had fallen. Larkin’s chair was pushed back from the table.</text:p>
      <text:p text:style-name="P12">Clay sat.</text:p>
      <text:p text:style-name="P12">After a moment he reached, almost without thinking, into his coat.</text:p>
      <text:p text:style-name="P12">The billfold was still there.</text:p>
      <text:p text:style-name="P12">He held it in his hand for a long time before putting it back.</text:p>
      <text:h text:style-name="P14" text:outline-level="3">2.2 </text:h>
      <text:p text:style-name="P12">Clay’s seasickness came late, which the sailors said was the worst kind.</text:p>
      <text:p text:style-name="P12">“A green hand gets it early and is done with it,” one of them told him. “A late sickness means your body waited to understand what’s being asked of it.”</text:p>
      <text:p text:style-name="P12"><text:soft-page-break/>It began as a tightness behind his eyes, then a heaviness in his limbs. By the time they were well into the southern latitudes he could hardly keep food down. He took to sitting aft beneath the overhang of the first-class balconies, where the motion was gentler, watching the wake unspool behind them like something the ship was shedding.</text:p>
      <text:p text:style-name="P12">He had thought the voyage would be an interval—dead time between decisions—but the days had taken on a strange density. The ocean did not pass; it accumulated.</text:p>
      <text:p text:style-name="P12"/>
      <text:p text:style-name="P16"/>
      <text:p text:style-name="P12">They began to hear about the Horn a week before they saw it.</text:p>
      <text:p text:style-name="P12">Not from the officers, who spoke of it plainly, but from the crew.</text:p>
      <text:p text:style-name="P12">Men who had crossed it before grew quieter. A few made small preparations that Clay did not understand—tying things down that seemed already secure, checking knots that had held for weeks.</text:p>
      <text:p text:style-name="P12">The wind shifted. Not stronger, at first, but colder, and it came from a direction that seemed to argue with the sea itself. The swells lost their long, rolling regularity and broke into shorter, sharper rises that struck the hull at odd angles, as if the ship had entered water that did not agree with itself.</text:p>
      <text:p text:style-name="P12">The sky lowered. Not clouding over so much as pressing down.</text:p>
      <text:p text:style-name="P12">On the second day of it, a wave struck them broadside hard enough to throw a chair clear across the salon. Clay, who had come below to escape the wind, found himself on the floor with the rest of them, gripping at the legs of the tables as if they were roots.</text:p>
      <text:p text:style-name="P12">That night, no one played cards.</text:p>
      <text:p text:style-name="P16"/>
      <text:p text:style-name="P12">He went up on deck the next morning against advice.</text:p>
      <text:p text:style-name="P12">The sea was no longer something he could take in at a glance. It came at him in pieces—walls of gray water rising and collapsing, the horizon appearing and vanishing as the ship climbed and dropped. The masts groaned like living things.</text:p>
      <text:p text:style-name="P12">There was a moment—brief, but complete—when the ship seemed to hang at the top of a swell, the bow pitched out over empty space, and Clay had the clear and certain impression that there was nothing beneath them at all.</text:p>
      <text:p text:style-name="P12">Then they dropped.</text:p>
      <text:p text:style-name="P12">He laughed, once, involuntarily, and then found he could not stop.</text:p>
      <text:p text:style-name="P12">A hand caught his shoulder and forced him down to the deck.</text:p>
      <text:p text:style-name="P12">“Save it,” the sailor said. “It’ll take the rest of you if you let it.”</text:p>
      <text:p text:style-name="P16"/>
      <text:p text:style-name="P12">They rounded the Horn in weather that never quite broke into a storm, but never relented either. It was a sustained violence, like a hand that did not strike but simply held you down.</text:p>
      <text:p text:style-name="P12">On the third night, unable to sleep, Clay went back on deck.</text:p>
      <text:p text:style-name="P12"><text:soft-page-break/>The sea had taken on a faint luminosity. Not light, exactly, but a dull green presence in the water that flared and vanished along the hull.</text:p>
      <text:p text:style-name="P12">He watched it for some time before realizing it moved against the current.</text:p>
      <text:p text:style-name="P12">Not with it.</text:p>
      <text:p text:style-name="P12">Against.</text:p>
      <text:p text:style-name="P12">There were shapes in it—or seemed to be—long, pale forms that kept pace with the ship, appearing just below the surface and then slipping away. Once, one came near enough that he thought he saw a face, or something like one, turned upward.</text:p>
      <text:p text:style-name="P12">He leaned over the rail to get a better look.</text:p>
      <text:p text:style-name="P12">A hand seized the back of his coat and pulled him hard onto the deck.</text:p>
      <text:p text:style-name="P12">“Don’t lean,” the sailor said. “Not here.”</text:p>
      <text:p text:style-name="P12">“What is it?” Clay asked, still looking.</text:p>
      <text:p text:style-name="P12">The man spat over the side.</text:p>
      <text:p text:style-name="P12">“Nothing that concerns you.”</text:p>
      <text:p text:style-name="P16"/>
      <text:p text:style-name="P12">By the time they came north again, the sickness left him as abruptly as it had come.</text:p>
      <text:p text:style-name="P12">Food tasted like food. The deck held steady beneath his feet. The days lengthened and warmed.</text:p>
      <text:p text:style-name="P12">It was as if the Horn had taken something from him and, satisfied, let him go.</text:p>
      <text:p text:style-name="P12">He found that he did not think often of Larkin.</text:p>
      <text:p text:style-name="P12">When he did, it was without the sharpness he might have expected. The fact of it sat in him cleanly, without complication.</text:p>
      <text:p text:style-name="P12">The billfold he used without ceremony.</text:p>
      <text:p text:style-name="P16"/>
      <text:p text:style-name="P12">San Francisco did not appear gradually.</text:p>
      <text:p text:style-name="P12">They passed through the fog in the early morning, and there it was—hills crowded with low buildings, the harbor thick with masts, ships at anchor abandoned by crews who had gone upriver.</text:p>
      <text:p text:style-name="P12">It looked less like a city than a thing assembled in haste.</text:p>
      <text:p text:style-name="P12">Alive, and unfinished.</text:p>
      <text:p text:style-name="P16"/>
      <text:p text:style-name="P12">At the provisioner he waited his turn among men who all seemed to be purchasing the same future.</text:p>
      <text:p text:style-name="P12">When he reached the counter he opened the billfold, selected a ten-dollar note, and laid it down.</text:p>
      <text:p text:style-name="P12">“Outfit,” he said.</text:p>
      <text:p text:style-name="P12">The man behind the counter did not look up as he assembled it.</text:p>
      <text:p text:style-name="P12">One set of overalls. One pan. One pick. Two wooden boxes. A canvas awning. Boots.</text:p>
      <text:p text:style-name="P12"><text:soft-page-break/>He pushed the bundle across and called for the next man.</text:p>
      <text:p text:style-name="P12">Clay stepped aside, gathering the items without inspection.</text:p>
      <text:p text:style-name="P12">Outside, the street was a churn of mud and voices. Men moving quickly, as if something might run out.</text:p>
      <text:p text:style-name="P12">He adjusted the weight in his hands and turned toward the river.</text:p>
      <text:p text:style-name="P16"/>
      <text:p text:style-name="P12">He purchased his claim from an agent who spoke to him for less than a minute, then joined a mule train heading inland the following morning.</text:p>
      <text:p text:style-name="P12">The city fell away behind him with surprising ease.</text:p>
      <text:p text:style-name="P12">Ahead, the land opened.</text:p>
      <text:p text:style-name="P10"/>
      <text:h text:style-name="P17" text:outline-level="2">2.3</text:h>
      <text:p text:style-name="P18">The miner’s camp appeared first as smoke.</text:p>
      <text:p text:style-name="P18">They had been following the river since morning, the mule train picking its way along a trail that was only a trail because men had already ruined the brush there. The water ran below them, green and white over stone, loud enough in places to make talk useless. Above the sound of it came the hollow knock of picks, the scrape of shovels, a laugh, a curse, and now and then a shout that set every head lifting.</text:p>
      <text:p text:style-name="P18">The camp itself was not a town, though it had the vanity of becoming one. It was a clearing and then not even that, but a disorderly claim upon the mountain: tents along the ridge, tents in the trees, tents slung between pines, tents made of sailcloth and flour sacks and carpets and wagon covers, all patched and guyed and staked with an optimism that seemed to Clay almost architectural. Smoke rose from little cookfires. Shirts hung from branches. Boots dried on rocks. Pans flashed in the sun like mirrors.</text:p>
      <text:p text:style-name="P18">Men were everywhere. Men in red flannel, men in torn coats from Boston counting-houses, men in cavalry hats, men with beards already gone wild. Some stood knee-deep in the river, bent like penitents over their pans. Some worked rockers with a steady cradling motion, as if soothing an infant. Others merely watched the water with the peculiar exhausted attention of gamblers waiting on a card.</text:p>
      <text:p text:style-name="P18">The freighter halted and pointed with his whip.</text:p>
      <text:p text:style-name="P18">“Camp’s here. Your claim’s another mile upriver, above that bend. You’ll see a blasted sycamore and a run of black gravel. Don’t mistake it. Men have been known to mistake things.”</text:p>
      <text:p text:style-name="P18">Clay nodded as though this warning were a contract.</text:p>
      <text:p text:style-name="P18">They unloaded his boxes, his pan, his pick, his canvas awning, his new boots, the ridiculous little kingdom he had purchased in San Francisco. He felt briefly proud of the heap, then saw another man’s heap, and another’s, all the same, all newly bought, as if the whole world had come supplied from one counter.</text:p>
      <text:p text:style-name="P18"><text:soft-page-break/>He studied the tents around him to see how a man was meant to live. One fellow had made a low sleeping burrow under canvas, with his boxes set as walls. Another had strung his cloth high and grand between three trees and was now chasing smoke from beneath it. A third, seeing Clay puzzle over his stakes, came over and took the mallet from him without asking.</text:p>
      <text:p text:style-name="P18">“You want the foot uphill,” the man said. “Rain don’t ask permission.”</text:p>
      <text:p text:style-name="P18">“I’m Clay Patterson.”</text:p>
      <text:p text:style-name="P18">“Clyde Mercer.”</text:p>
      <text:p text:style-name="P18">Clyde was broad through the shoulders and sun-browned past any original complexion. He had a miner’s beard, a clerk’s eyes, and two fingers bound in dirty linen.</text:p>
      <text:p text:style-name="P18">“New York?” he asked.</text:p>
      <text:p text:style-name="P18">Clay smiled. “Is it printed on me?”</text:p>
      <text:p text:style-name="P18">“Stamped.”</text:p>
      <text:p text:style-name="P18">Together they got the canvas up after a fashion. It sagged in the middle and snapped at the corners, but it made shade, and when Clay crawled beneath it he felt the private thrill of possession. Here was his camp. Here was his claim upriver. Here was the river itself, running gold through stone since before any man had thought to come and kneel in it.</text:p>
      <text:p text:style-name="P18">That evening the ridge burned with sunset. The pines went black. The river kept its brightness longest, a long torn ribbon below the camp. Men came up from the diggings with their pans and pokes and bottles, talking too loudly, or not at all. Somewhere a fiddle began, then stopped when two men quarreled over whether it was tuned. Supper smelled of beans, coffee, pork, smoke, wet wool, and mud.</text:p>
      <text:p text:style-name="P18">Clay ate sitting on one of his boxes. He had never been so tired. His hands smelled of rope and canvas. His boots hurt him. His face felt tight with sun.</text:p>
      <text:p text:style-name="P18">Still, he lay awake for some time, listening.</text:p>
      <text:p text:style-name="P18">Not to the men, finally. Not to the mule bells or the coughs or the last low mutters around the fires.</text:p>
      <text:p text:style-name="P18">To the river.</text:p>
      <text:p text:style-name="P18">It went on in the dark, talking to itself in a thousand voices, over gravel and stone, carrying down out of the mountains whatever had been hidden there since creation. Clay lay with his hands folded over his chest, smiling at nothing.</text:p>
      <text:p text:style-name="P18">Then he slept a deep and dreamless sleep.</text:p>
      <text:h text:style-name="P19" text:outline-level="2">2.4</text:h>
      <text:p text:style-name="P18">The next morning he woke before the camp.</text:p>
      <text:p text:style-name="P18">For one glorious moment he did not know where he was. Then the canvas above him came into shape, gray with first light, and the river spoke below, and it all returned to him at once.</text:p>
      <text:p text:style-name="P18">California.</text:p>
      <text:p text:style-name="P18">Gold.</text:p>
      <text:p text:style-name="P18"><text:soft-page-break/>His claim.</text:p>
      <text:p text:style-name="P18">He came out from under the awning half-dressed, shivering, and found Clyde already squatting by a fire, boiling coffee in a blackened pot.</text:p>
      <text:p text:style-name="P18">“You’re up like Christmas,” Clyde said.</text:p>
      <text:p text:style-name="P18">“It is Christmas.”</text:p>
      <text:p text:style-name="P18">“That feeling passes.”</text:p>
      <text:p text:style-name="P18">“Not today.”</text:p>
      <text:p text:style-name="P18">“No. Not today.”</text:p>
      <text:p text:style-name="P18">They walked upriver with their pans and picks and a shovel borrowed on the promise of return. The morning opened around them cold and blue, then gold as the sun touched the ridge. Mist lifted from the water. The mountains did not look like hills to Clay but like the backs of sleeping animals, enormous and indifferent, their flanks furred with pine.</text:p>
      <text:p text:style-name="P18">His claim lay where the freighter had said: above a bend, near a blasted sycamore split white down its trunk. The river there widened over a bar of dark gravel. It looked, to Clay, precisely like fortune ought to look: plain, overlooked, waiting only for the right man to notice it.</text:p>
      <text:p text:style-name="P18">Clyde showed him how to fill the pan, how much water to take, how to break the clots with his fingers, how to swirl without spilling the whole promise back into the stream.</text:p>
      <text:p text:style-name="P18">“Don’t hunt for shine first,” Clyde said. “Get rid of what ain’t gold. That’s the art.”</text:p>
      <text:p text:style-name="P18">Clay nodded gravely.</text:p>
      <text:p text:style-name="P18">He ruined the first pan entirely.</text:p>
      <text:p text:style-name="P18">The second was worse.</text:p>
      <text:p text:style-name="P18">By the fifth he began to understand that panning was not a trick but a patience. The mud clouded and thinned. Pebbles rolled away. Sand slid in fans. Each motion had to be firm and gentle at once, which seemed to him an infuriating combination. He wanted to master it immediately. The river did not care.</text:p>
      <text:p text:style-name="P18">By noon his back hurt. By two o’clock his thighs trembled from crouching. His hands were numb from the cold water and scraped raw from gravel. The sun climbed over him and made the whole bar glare white. Men downstream shouted from time to time, and every shout put a hook through him.</text:p>
      <text:p text:style-name="P18">Then, near evening, when he had nearly begun to hate the pan in his hands, Clyde leaned over his shoulder and said, “There.”</text:p>
      <text:p text:style-name="P18">Clay froze.</text:p>
      <text:p text:style-name="P18">In the black crescent of sand at the bottom of the pan, something winked.</text:p>
      <text:p text:style-name="P18">Not yellow like brass. Not pale like straw. A deep, rich, impossible color. A color with weight in it.</text:p>
      <text:p text:style-name="P18">Clay bent closer.</text:p>
      <text:p text:style-name="P18">“There,” Clyde said again, softer now, and tapped the pan with one dirty finger.</text:p>
      <text:p text:style-name="P18"><text:soft-page-break/>There was more than one speck. Three, four, six little sparks lay caught in the sand, so small they might have been nothing, except that Clay knew at once they were not nothing. They were the whole rumor made visible. The whole continent answered in a teaspoon.</text:p>
      <text:p text:style-name="P18">He laughed.</text:p>
      <text:p text:style-name="P18">Clyde laughed too, though not unkindly.</text:p>
      <text:p text:style-name="P18">“Careful. That laugh costs men years.”</text:p>
      <text:p text:style-name="P18">They worked the pan together and Clyde showed him how to wash the last dirt away, how to gather the dust, how to dry it, how to fold it into paper. By the time the light began to leave the water, Clay had a little sparkling dust mixed with dirt, no more than a pinch, hardly enough to dignify with a weight.</text:p>
      <text:p text:style-name="P18">He held it in his palm as if it were alive.</text:p>
      <text:p text:style-name="P18">“That’s all?” he said, though he was smiling.</text:p>
      <text:p text:style-name="P18">“That’s not all,” Clyde said. “That’s first.”</text:p>
      <text:p text:style-name="P18">Clay looked back at the river. The evening had turned it bronze. Upstream, the mountains gathered shadow. Downstream, the campfires were beginning one by one, sparks in the trees like answering claims.</text:p>
      <text:p text:style-name="P18">His back hurt him sorely. His fingers throbbed. He was hungry enough to eat his belt.</text:p>
      <text:p text:style-name="P18">But he had taken gold from the earth.</text:p>
      <text:p text:style-name="P18">And the world, which had seemed large that morning, now seemed larger still.</text:p>
      <text:p text:style-name="P20"><text:span text:style-name="Strong_20_Emphasis">2.5</text:span></text:p>
      <text:p text:style-name="P18">Clay was getting the hang of this.</text:p>
      <text:p text:style-name="P18">The river ran shallow over a bed of pale stone, and he had learned where to stand, how to angle the pan so the water did the work for him. He worked slower now. Deliberate. He could feel when he was close before he saw anything.</text:p>
      <text:p text:style-name="P18">It came up sudden—a hard, bright glint that didn’t wash away with the rest.</text:p>
      <text:p text:style-name="P18">He froze, then laughed out loud.</text:p>
      <text:p text:style-name="P18">A nugget. Not dust, not flakes. A real piece, heavy in the hand. He turned it over between his fingers, felt its weight, its certainty. It seemed impossible that something so small could count so much.</text:p>
      <text:p text:style-name="P18">Clyde came splashing over from a few yards downstream.</text:p>
      <text:p text:style-name="P18">“Well I’ll be damned,” he said, crouching beside him. “You’ve done it proper.”</text:p>
      <text:p text:style-name="P18">Clay handed it to him. Clyde weighed it in his palm, gave a short nod, and passed it back without ceremony.</text:p>
      <text:p text:style-name="P18">“Half ounce, near enough. Maybe better.”</text:p>
      <text:p text:style-name="P18">They didn’t celebrate. There wasn’t much to say. But the other men had seen, and there were glances now, a shift in the air—approval, and something else alongside it.</text:p>
      <text:p text:style-name="P18"><text:soft-page-break/>That night Clay slept with the nugget in his hand, his fingers closed tight around it as if it might work its way loose and vanish back into the dark.</text:p>
      <text:p text:style-name="P18">Across the fire, Clyde lay on his back with his hat over his eyes, saying nothing.</text:p>
      <text:p text:style-name="P21"/>
      <text:p text:style-name="P18"><text:span text:style-name="Strong_20_Emphasis">2.6</text:span></text:p>
      <text:p text:style-name="P18">More than halfway now.</text:p>
      <text:p text:style-name="P18">They took their supper up on a rise above the camp where the ground dried out and the smoke didn’t cling so thick. The river bent below them, catching the last of the light, and beyond it the hills went soft and blue.</text:p>
      <text:p text:style-name="P18">Clyde ate slow, careful, as if there was no reason to hurry anything.</text:p>
      <text:p text:style-name="P18">“You’ll make your mark, I reckon,” he said after a while.</text:p>
      <text:p text:style-name="P18">Clay smiled. “I’ve a mind to.”</text:p>
      <text:p text:style-name="P18">Clyde nodded. “Get what you came for and be off again.”</text:p>
      <text:p text:style-name="P18">“And you?”</text:p>
      <text:p text:style-name="P18">Clyde shrugged, but not lightly. “Same as I said. I’ll go back come fall. Or sooner, if I’ve enough.”</text:p>
      <text:p text:style-name="P18">“To Kentucky.”</text:p>
      <text:p text:style-name="P18">“My place is there.” He picked at a seam in his sleeve. “Wife’s expecting. First one.”</text:p>
      <text:p text:style-name="P18">Clay glanced at him. “You left her for this.”</text:p>
      <text:p text:style-name="P18">“I did.”</text:p>
      <text:p text:style-name="P18">There was no apology in it, and no pride either. Just a fact laid down.</text:p>
      <text:p text:style-name="P18">“She told me to go,” Clyde said. “Said we’d need it more later than now. Land don’t clear itself, and there’s always something owing.”</text:p>
      <text:p text:style-name="P18">He looked out over the river, not at Clay.</text:p>
      <text:p text:style-name="P18">“I ain’t here to stay. That’s all.”</text:p>
      <text:p text:style-name="P18">Clay turned his nugget over in his fingers, feeling again its weight, the way it seemed to promise something beyond itself.</text:p>
      <text:p text:style-name="P18">“You ever think you might not go back?” he asked.</text:p>
      <text:p text:style-name="P18">Clyde gave a small laugh. “No.”</text:p>
      <text:p text:style-name="P18">Not sharp, not offended—just certain.</text:p>
      <text:p text:style-name="P18">“No, I don’t think that.”</text:p>
      <text:p text:style-name="P18">They sat a while longer as the light went out of the hills.</text:p>
      <text:p text:style-name="P18">Down below, someone struck up a fiddle, thin and wandering. The camp answered in voices, rough and loud, and then settled again.</text:p>
      <text:p text:style-name="P18">Clyde stood and brushed the dust from his trousers.</text:p>
      <text:p text:style-name="P18"><text:soft-page-break/>“Best get some sleep,” he said. “River’ll be there in the morning.”</text:p>
      <text:p text:style-name="P18">Clay stayed a moment after he’d gone, alone on the hillside, the nugget warm now from his hand.</text:p>
      <text:p text:style-name="P22"/>
      <text:p text:style-name="P20"><text:span text:style-name="Strong_20_Emphasis">2.7</text:span></text:p>
      <text:p text:style-name="P18">It turned.</text:p>
      <text:p text:style-name="P18">For three days he found nothing. Not even the bright dust that had come so easily at first, that had seemed to prove something about him. He worked the same stretch, then a little above it, then a little below, and each pan came up the same dull brown, the same grit and mica and disappointment.</text:p>
      <text:p text:style-name="P18">More men had come in the meantime. The trail down from the ridge was beaten flat now, and the clearing had spread beyond its first bounds, tents crowding in on one another, canvas patched to canvas, lines strung low and careless. Fires burned day and night. The sound of the river was thinner for it.</text:p>
      <text:p text:style-name="P18">There was talk, too much of it. Men comparing finds, or lying about them, or else speaking loudly about nothing at all. A man could not hear himself think for long.</text:p>
      <text:p text:style-name="P18">Then the sickness came.</text:p>
      <text:p text:style-name="P18">It moved through the camp without much warning. One man took to his bed, then another, and by the next evening there were half a dozen laid out under their awnings, sweating through their shirts, too weak to stand. Clay felt it in the morning, a heaviness first, then a turning in his stomach that would not settle. By afternoon he could not keep water down.</text:p>
      <text:p text:style-name="P18">He lay in his canvas, listening to the camp go on without him. Boots passing close. Voices he did not know. Someone had taken to singing at odd hours, tuneless and stubborn. The river went on as it always had.</text:p>
      <text:p text:style-name="P18">He was gone from it two days.</text:p>
      <text:p text:style-name="P18">When he came back up the bank, the light struck him wrong and he had to stop a moment to steady himself. The place looked smaller, though there were more men in it.</text:p>
      <text:p text:style-name="P18">He walked to his claim without hurry.</text:p>
      <text:p text:style-name="P18">There were eight men there now.</text:p>
      <text:p text:style-name="P18">They had set themselves in a line along the bend where he had worked it, each with a pan or a rocker, moving with the same practiced rhythm he had learned only days before. One of them had driven a stake into the bank and hung a shirt from it for shade. Another had a small fire going not ten feet from the water.</text:p>
      <text:p text:style-name="P18">They looked up when he approached, but only briefly. One man nodded, as if to say he was seen.</text:p>
      <text:p text:style-name="P18">Clay stood a moment longer than was necessary. He could see where he had cut into the bank, the small shelf he had made for his footing. It was being used now by another man, who shifted slightly to keep his balance and went on working.</text:p>
      <text:p text:style-name="P18">No one said anything.</text:p>
      <text:p text:style-name="P18">There was nothing to say.</text:p>
      <text:p text:style-name="P18"><text:soft-page-break/>Clay set his pan down once, then picked it up again. He watched them a moment longer, the easy way they had taken to it, as if they had always been there.</text:p>
      <text:p text:style-name="P18">He turned back up the bank.</text:p>
      <text:p text:style-name="P18">At the edge of the clearing he stopped and looked once over his shoulder. The river ran on the same as ever, indifferent to the men in it.</text:p>
      <text:p text:style-name="P18">He knew then it was time to move on.</text:p>
      <text:p text:style-name="P23"/>
      <text:p text:style-name="P18"/>
      <text:p text:style-name="P23">2.8</text:p>
      <text:p text:style-name="P20">Clay sold it all in a morning that did not rise to meet the weight of it.</text:p>
      <text:p text:style-name="P18">The pan, the pick, the canvas awning—laid out in a dull row on a crate as though they might be taken up again by evening. A few men slowed as they passed, glanced once, and went on. The river worked behind them, steady as ever, the sound of it the same whether a man found gold in it or not.</text:p>
      <text:p text:style-name="P18">The trader came last, wiping his hands on his trousers, already half turned to something else.</text:p>
      <text:p text:style-name="P18">“You done with it?”</text:p>
      <text:p text:style-name="P18">“Yes.”</text:p>
      <text:p text:style-name="P18">The man crouched, lifted the pan, let it fall back with a soft knock. He pressed a thumb into the canvas, glanced at the pick’s edge, then gathered the lot together with a practiced sweep.</text:p>
      <text:p text:style-name="P18">“I can take it off you.”</text:p>
      <text:p text:style-name="P18">Clay nodded.</text:p>
      <text:p text:style-name="P18">They did not haggle long. The trader set a small weight on the scale and began adding to the other side—coins, then a little more. Clay watched the beam settle, watched it tremble once and go still. He did not speak. The trader looked up as if to ask something, then thought better of it and pushed the money across.</text:p>
      <text:p text:style-name="P18">“You heading out?”</text:p>
      <text:p text:style-name="P18">“East.”</text:p>
      <text:p text:style-name="P18">A short nod. “Plenty of men say that.”</text:p>
      <text:p text:style-name="P18">Clay took the coins and folded them away without counting them again.</text:p>
      <text:p text:style-name="P18">The horse stood tethered a little apart from the rest, a rangy animal with a dull coat and a patient eye. Not young, not old. The trader who owned it spoke in the same flat way as the first.</text:p>
      <text:p text:style-name="P18">“She’s sound.”</text:p>
      <text:p text:style-name="P18">Clay put his hand to the animal’s neck. It was warm there, the hide twitching once under his palm. The horse turned its head and looked back at him—not curious, not wary, only waiting.</text:p>
      <text:p text:style-name="P18">“I’ll take her.”</text:p>
      <text:p text:style-name="P18"><text:soft-page-break/>They struck the bargain quickly. A saddle, a bridle, a short length of rope. Not much else. Clay counted out what was asked and felt, even as he did it, how little remained. When it was done he stood with the reins in his hand and the camp around him, and there was nothing left to adjust.</text:p>
      <text:p text:style-name="P18">He went once more through what he had. The money. The small bag of dust and flakes he had kept back. Not enough. Not for the trail, not for the distance he meant to cover, not for the return he had pictured when he first stepped onto the ship in New York.</text:p>
      <text:p text:style-name="P18">He counted it again anyway.</text:p>
      <text:p text:style-name="P18">It did not change.</text:p>
      <text:p text:style-name="P18">He folded the bills and put them away.</text:p>
      <text:p text:style-name="P18">He would make up the rest.</text:p>
      <text:p text:style-name="P18">All afternoon he moved through the camp in a narrowing circle, finishing what there was to finish. A length of dried meat. A small sack of beans. A tin cup. Things that would carry. Things that would not ask anything of him but time and a little care. Men called to one another as they worked the river, laughter rising here and there, sharp and brief. Someone shouted at a lucky strike downstream. Clay did not go to see.</text:p>
      <text:p text:style-name="P23">2.9</text:p>
      <text:p text:style-name="P23">It began with one.</text:p>
      <text:p text:style-name="P24">They were crouched by the river at dusk, the light going out of it in long strips, when the man leaned over and said, almost as an afterthought, “You’re heading east, ain’t you?”</text:p>
      <text:p text:style-name="P24">Clay didn’t look up from his pan. “That’s the idea.”</text:p>
      <text:p text:style-name="P24">The man nodded, as if confirming something already settled, and reached into his coat. He brought out a folded sheet, worn soft at the creases, and held it a moment before passing it over.</text:p>
      <text:p text:style-name="P24">“Just to Missouri,” he said. “My brother’ll see it along.”</text:p>
      <text:p text:style-name="P24">Clay took it without thinking. It weighed nothing. He slid it into his pocket.</text:p>
      <text:p text:style-name="P24">That might have been the end of it.</text:p>
      <text:p text:style-name="P24">But the river carried sound, and camps were made of men who listened for opportunity in the smallest things. By the time the fire was lit and the pots were set on, another came over, and then another. Each had the same manner—casual, almost embarrassed, as if asking a favor they had no right to ask.</text:p>
      <text:p text:style-name="P24">“Only if it ain’t trouble.”</text:p>
      <text:p text:style-name="P24">“Just a line to the old woman.”</text:p>
      <text:p text:style-name="P24">“Address is on the back there. You’ll pass near enough.”</text:p>
      <text:p text:style-name="P24">They pressed them into his hands—folded sheets, sealed envelopes, scraps of paper with names and towns scrawled in uncertain hands. One man had no paper at all and dictated a few lines while another wrote it down for him, then folded it twice and gave it over like something delicate.</text:p>
      <text:p text:style-name="P24">Clay took them all.</text:p>
      <text:p text:style-name="P24"><text:soft-page-break/>By the time he turned in, he had a small stack bound with a bit of twine someone had produced. It sat beside his bedroll, an afterthought already becoming a burden.</text:p>
      <text:p text:style-name="P24">In the morning there were more.</text:p>
      <text:p text:style-name="P24">Men who had not been there the night before came looking for him as he saddled his horse. One had a letter already sealed with a careful hand; another handed over a page torn from a ledger, the figures still ghosting through the words meant for his wife. A boy no older than sixteen stood off to the side until Clay noticed him, then came forward and offered up a folded scrap without a word.</text:p>
      <text:p text:style-name="P24">“Where to?” Clay asked.</text:p>
      <text:p text:style-name="P24">The boy shrugged. “Anywhere east.”</text:p>
      <text:p text:style-name="P24">Clay tucked it in with the others.</text:p>
      <text:p text:style-name="P24">He rode out with the bundle tied into his saddlebag, the weight of it slight but insistent, as if it had its own shape now. The camp watched him go in that loose way men had, already turning back to their work.</text:p>
      <text:p text:style-name="P24">By the time he reached the first proper town—if a few streets of plank and canvas could be called that—the thing had grown beyond him.</text:p>
      <text:p text:style-name="P24">He stopped at a storefront to take stock of his provisions. A narrow place with bolts of cloth stacked to the ceiling and hats hung in careful rows along the wall. The proprietor stood behind the counter, a thin man with a measured eye who seemed to take in Clay and his horse and the dust on both in a single glance.</text:p>
      <text:p text:style-name="P24">“You’re riding out,” the man said.</text:p>
      <text:p text:style-name="P24">“I am.”</text:p>
      <text:p text:style-name="P24">“East?”</text:p>
      <text:p text:style-name="P24">Clay nodded.</text:p>
      <text:p text:style-name="P24">The man disappeared into the back and returned with a canvas sack, tied at the neck. He set it on the counter with a soft, settled weight.</text:p>
      <text:p text:style-name="P24">“Post’s irregular,” he said. “Men come through, say they’re bound for the States, and we make use of it. This’ll go as far as you carry it.”</text:p>
      <text:p text:style-name="P24">Clay looked at the sack. “I’ve already got some.”</text:p>
      <text:p text:style-name="P24">“So I see.” The man’s eye flicked to the saddlebag. “This is better kept together.”</text:p>
      <text:p text:style-name="P24">He nudged the sack forward. Clay could hear the faint shifting of paper within it, a dry whisper.</text:p>
      <text:p text:style-name="P24">“There’s a bit of salt pork besides,” the man said, reaching under the counter and bringing up a wrapped parcel. “And some coffee. For the trouble.”</text:p>
      <text:p text:style-name="P24">Clay hesitated, just long enough for it to register, and no longer.</text:p>
      <text:p text:style-name="P24">“Where does it go?” he asked.</text:p>
      <text:p text:style-name="P24">“Wherever you leave it,” the man said. “St. Louis, if you make it. Or further. It’ll find its way on.”</text:p>
      <text:p text:style-name="P24">Clay took the sack. It was heavier than he expected.</text:p>
      <text:p text:style-name="P24"><text:soft-page-break/>He tied it behind his saddle with the rest of his gear, the knot firm and practiced. The parcel of pork he stowed within reach.</text:p>
      <text:p text:style-name="P24">When he rode out of town, the bag shifted once and settled, as if finding its place.</text:p>
      <text:p text:style-name="P24">By afternoon he no longer thought of it as a collection of letters, but as a single thing—one weight, one obligation, riding with him east.</text:p>
      <text:p text:style-name="P23">2.10</text:p>
      <text:p text:style-name="P18">Toward evening he led the horse out past the last of the tents. The ground lifted a little and the camp fell away behind him, the canvas tops dull in the slanting light. The river bent off through the trees, and the noise of it began to thin.</text:p>
      <text:p text:style-name="P18">He mounted awkwardly at first, then settled. The horse shifted once beneath him and stood.</text:p>
      <text:p text:style-name="P18">For a moment he let it stand that way.</text:p>
      <text:p text:style-name="P18">From the rise he could still see the men in the shallows, their figures small now, bent to their work, moving in the same patient rhythm he had learned and then unlearned. They might have been any men, anywhere, doing any work at all. There was no mark to set them apart.</text:p>
      <text:p text:style-name="P18">He watched until he could not tell one from another.</text:p>
      <text:p text:style-name="P18">Then he turned the horse.</text:p>
      <text:p text:style-name="P18">The trail east was not a road so much as a direction, worn in places and lost in others, a line that men held in their heads more than on the ground. It would take him across heat and dust, through country that did not care whether he passed or not. He knew this. He felt it in the space ahead of him, wide and without promise.</text:p>
      <text:p text:style-name="P18">He did not think again of the ship.</text:p>
      <text:p text:style-name="P18">He touched his heel to the horse’s flank and they moved off together, the camp slipping behind him, the river going on as it always had, and the distance ahead already beginning to take its measure of him.</text:p>
      <text:p text:style-name="P22"/>
      <text:p text:style-name="P25">III.</text:p>
      <text:p text:style-name="P25"/>
      <text:p text:style-name="P26">3.1</text:p>
      <text:p text:style-name="P26"><text:span text:style-name="Strong_20_Emphasis"/></text:p>
      <text:p text:style-name="P27">He rode east out of the wet hills, where the earth still held last night’s fog and the trees stood close enough to keep a man from seeing more than a hundred yards of his own future. The road climbed and fell without pattern, red dirt giving way to stone, then back again, the horse picking its way as though it knew the land better than he ever would. Behind him lay the bay and its fever—ships, shouting, gold weighed and lost and weighed again. Ahead there was only distance.</text:p>
      <text:p text:style-name="P27">The mornings were cool but thinning. By noon the air lost its softness, and the shade broke apart into smaller and smaller mercies. Water was no longer a given thing. He began to notice it as a condition, not a background: the sound of it, the absence of it, the way a dry gully could deceive the eye until you were standing in it with nothing but dust. He took to filling whatever vessel he had whenever he could, without trusting that there would be another chance.</text:p>
      <text:p text:style-name="P27"><text:soft-page-break/>There were settlements, but not as he had known them. A cluster of boards, a canvas roof, a man with a ledger and another with a rifle. Sometimes a name, sometimes not. They did not so much welcome him as acknowledge his passing, each place already half turned toward the next man coming through. News moved slower than men, and certainty slower still.</text:p>
      <text:p text:style-name="P27">He asked once, in a place no larger than a barn, what lay ahead.</text:p>
      <text:p text:style-name="P27">“Valley,” the man said. “Big one.”</text:p>
      <text:p text:style-name="P27">“How big?”</text:p>
      <text:p text:style-name="P27">The man shrugged. “You’ll see.”</text:p>
      <text:p text:style-name="P28">And that was all the instruction he was given.</text:p>
      <text:p text:style-name="P28"><text:span text:style-name="Strong_20_Emphasis"/></text:p>
      <text:p text:style-name="P28"><text:span text:style-name="Strong_20_Emphasis">3.2</text:span></text:p>
      <text:p text:style-name="P27">It did not announce itself. The hills simply lowered, then withdrew, and the land opened in a way that made him feel, for a moment, that something had been taken from him rather than revealed. There was no edge to it. The ground ran on in a pale expanse, grass burned thin in places, green in others where water still found a way. The sky seemed larger here, not higher but wider, as if it had been unrolled.</text:p>
      <text:p text:style-name="P27">He stopped without meaning to and let the horse stand.</text:p>
      <text:p text:style-name="P27">Back east, distance was measured by what interrupted it—fences, trees, towns. Here it was measured by how long nothing changed.</text:p>
      <text:p text:style-name="P27">There were rivers, though not always where he expected them. Broad, slow things that carried more mud than sparkle, and along them signs of men trying to make something permanent: a ferry rope, a rough dock, a shack that might become a town if enough others decided the same. One name came up more than once—Sacramento—spoken as if it already mattered, though when he reached it it was still half idea, half construction. Tents, timber, a few sturdier buildings pushing up through the dust, all of it provisional, all of it certain it would last.</text:p>
      <text:p text:style-name="P27">Water ruled the pace now. He learned to read the land for it—darker lines in the grass, the presence of birds, the way the air cooled just slightly toward evening. When he found it, he stayed near it. When he left it, he felt the leaving.</text:p>
      <text:p text:style-name="P27">At night the valley did not close in around him as the hills had. It remained open, even in darkness, and the stars did nothing to diminish it. He would lie awake longer than he meant to, aware of how far he was from anything he could name, and how little that fact seemed to matter to the land itself.</text:p>
      <text:p text:style-name="P27">In the morning he would mount again and ride east, the same direction, the same unbroken line, as though somewhere ahead the world might gather itself back into edges.</text:p>
      <text:p text:style-name="P27"/>
      <text:p text:style-name="P29">3.3</text:p>
      <text:p text:style-name="P29">He did not think about them the first days out.</text:p>
      <text:p text:style-name="P30">The road demanded enough of him—water, distance, the temper of the horse, the shape of the land. The sack rode behind him and shifted with the gait, and that was all.</text:p>
      <text:p text:style-name="P30"><text:soft-page-break/>It was at night it began.</text:p>
      <text:p text:style-name="P30">When the fire burned down and the country went still, he would pull the bag close and loosen the cord. Not to open them—only to see what he carried. The letters lay in a loose pack, some sealed neat and tight, some folded without ceremony, a few bound in pairs as if the writer feared they might part company.</text:p>
      <text:p text:style-name="P30">He would take them up one by one and turn them in his hands.</text:p>
      <text:p text:style-name="P30">Paper was not all the same. Some of it had body to it, a stiffness that held its shape. Others were thin and soft, worn already by handling before they ever left the camp. A few had been sealed with wax, the impressions pressed in careful and proud. Others were closed with nothing more than a crease and a hope.</text:p>
      <text:p text:style-name="P30">He learned their weights.</text:p>
      <text:p text:style-name="P30">Not in any formal way—he did not set them against one another or sort them—but his hand knew the difference after a time. A single page. Two. A folded sheet with something else within. He would let them rest on his palm, then set them back.</text:p>
      <text:p text:style-name="P30">There was a kind of order to it.</text:p>
      <text:p text:style-name="P30">He told himself it was only that. A counting, of sorts. The way a man might run his fingers along the edge of a stack of coins without meaning to spend them.</text:p>
      <text:p text:style-name="P30">Some nights he would take out the whole of them and lay them beside him, not reading, not even breaking the seals, just arranging them loosely in the firelight and then gathering them up again. The bag would feel lighter for it, afterward, as if the weight had been aired.</text:p>
      <text:p text:style-name="P30">He did not open them.</text:p>
      <text:p text:style-name="P30">The thought came plainly enough, and without much ceremony. There was no sense pretending otherwise. A man would have to be a fool not to consider it. There might be money in one. Or a draft. Or something else that could be turned to use along the road. The country ahead was long, and he had already begun to make his way in it by small advantages.</text:p>
      <text:p text:style-name="P30">He turned the thought over the same way he turned the letters.</text:p>
      <text:p text:style-name="P30">And left them closed.</text:p>
      <text:p text:style-name="P30">All but the one.</text:p>
      <text:p text:style-name="P30">He did not open it either. That was the trouble.</text:p>
      <text:p text:style-name="P30">It was heavier than the rest. Not by much, but enough that his hand marked it the first night he took it up. A firm weight, compact. Not a sheaf of pages—something held within.</text:p>
      <text:p text:style-name="P30">He found it again the next night without looking for it.</text:p>
      <text:p text:style-name="P30">After that, he knew it as a man knows a coin in his pocket. His fingers went to it of their own accord when he reached into the bag. He would take it out, hold it a moment, and set it aside, then go on with the others as if it were no different.</text:p>
      <text:p text:style-name="P30">But it was.</text:p>
      <text:p text:style-name="P30"><text:soft-page-break/>The paper was better than most. The fold clean, the seal unbroken and pressed with a small device he did not recognize. There was an address on the back, written in a steady hand, and nothing more.</text:p>
      <text:p text:style-name="P30">He began to set it apart without admitting he was doing so.</text:p>
      <text:p text:style-name="P30">When he laid the letters out, it would come to rest at the edge. When he gathered them, it would be the last he returned to the bag. Some nights he did not take it out at all, and those were the nights he felt it most keenly, as if the weight of it had shifted inside the sack and was waiting for him.</text:p>
      <text:p text:style-name="P30">He told himself it was no different from the others.</text:p>
      <text:p text:style-name="P30">He told himself a number of things.</text:p>
      <text:p text:style-name="P30">The fire would burn low. The country would close in. And still he would sit there with the bag open beside him, his hand resting on the letters without moving, knowing exactly where it lay among them.</text:p>
      <text:p text:style-name="P29"/>
      <text:p text:style-name="P31">3.4</text:p>
      <text:p text:style-name="P31"/>
      <text:p text:style-name="P23">The valley was larger than he had expected. Not merely wide, but <text:span text:style-name="Emphasis">uncommitted</text:span>—a breadth of land that did not resolve into anything, that refused the neat edges of a map. It lay open under the sun like a held breath. Clay rode into it thinking he would cross it in a matter of days, and by the second day he had already lost any sense of its far side.</text:p>
      <text:p text:style-name="P24">The mountains behind him had at least offered terms. You climbed them, you descended them, and the effort had a shape to it. This was something else. The land stretched level and indifferent, the grasses gone pale and brittle under the heat, the air unmoving. Distances deceived him. A line of trees would hang on the horizon for hours, neither approaching nor receding, until it dissolved into something else entirely.</text:p>
      <text:p text:style-name="P24">He began to understand that this was not a passage between places, but a place of its own—and one that would take its due.</text:p>
      <text:p text:style-name="P24">There were wagons, sometimes. Whole families moving at a crawl, the boards creaking, oxen heads down and patient. The people on them had a look he did not recognize from the camps—less fever, more endurance. They did not call out to him, nor he to them. They passed like ships at a distance.</text:p>
      <text:p text:style-name="P24">Water became a thought that did not leave him. He found it where he could, muddy and warm, and learned to take it without hesitation. The horse felt it too, slowing by degrees, its gait settling into something economical and stubborn. Clay stopped watching the horizon and began watching the ground.</text:p>
      <text:p text:style-name="P24">When he first heard the word <text:span text:style-name="Emphasis">Sacramento</text:span>, it came from a man riding the other direction, who lifted two fingers in a gesture that might have been greeting or warning.</text:p>
      <text:p text:style-name="P24">“River town ahead,” the man said. “You’ll see it.”</text:p>
      <text:p text:style-name="P24">“How far?”</text:p>
      <text:p text:style-name="P24">The man considered this, then shrugged. “Far enough.”</text:p>
      <text:p text:style-name="P24">Clay rode on.</text:p>
      <text:p text:style-name="P24"><text:soft-page-break/>He came upon it not all at once, but in pieces—first the suggestion of masts above the flat, then the low shapes of buildings gathered along the riverbank, then the noise. It was a working place. Boats pressed up against one another in the brown water, men hauling, shouting, the constant movement of things being unloaded and carried away. Not the wild excitement of the camps, but something more settled, and in a way more permanent.</text:p>
      <text:p text:style-name="P24">He reined in at the edge of it and watched.</text:p>
      <text:p text:style-name="P24">This, too, was part of the undertaking. Not the gold, not the wager he had made when he left New York, but the scale of it all—the distance, the time, the accumulation of small demands that did not announce themselves until they had already taken something from him.</text:p>
      <text:p text:style-name="P24">He had thought, when he set out east, that he was choosing a longer road in exchange for control. That he would make up what he lacked along the way, piece by piece, until the sum was sufficient. It had seemed a reasonable trade.</text:p>
      <text:p text:style-name="P24">Now, looking at the river and the town and the wagons still arriving behind him, he felt for the first time that the road might not be a thing he controlled at all.</text:p>
      <text:p text:style-name="P24">He nudged the horse forward, slow, and entered Sacramento with a care he had not shown before.</text:p>
      <text:p text:style-name="P24"/>
      <text:p text:style-name="P32">3.6</text:p>
      <text:p text:style-name="P23">Clay came down out of the mountains with the trees behind him and the air gone suddenly wide.</text:p>
      <text:p text:style-name="P24">For three days the road had been pine, stone, meltwater, and the blue teeth of farther ridges showing between the trunks. Then the slope let him go. The forest thinned to scrub. The light changed. Ahead was a broad pale country with a river drawn through it like a slack rope, cottonwoods leaning along the water, and beyond that the prairie lifting into brown distances.</text:p>
      <text:p text:style-name="P24">There were wagons gathered near the crossing, not a town exactly, though it had the smell of one beginning badly. Men had made fires in the open and left their ashes wherever they pleased. There was a canvas fly under which a fellow sold flour, salt, tobacco, dried apples, bacon grease gone soft in the heat, and whiskey by the cup. Two emigrant boys were fighting in the dust while their mother watched without expression. A mule stood dead-eyed in harness with its ribs showing. Somewhere a man laughed too loudly and somewhere another man cursed as though he meant to kill the world by naming it.</text:p>
      <text:p text:style-name="P24">Clay bought flour, salt, sugar, and a wrapped lump of fat. The man weighed the flour light and looked at him while he did it.</text:p>
      <text:p text:style-name="P24">Clay looked back.</text:p>
      <text:p text:style-name="P24">Neither of them spoke.</text:p>
      <text:p text:style-name="P24">He tied the parcel behind his saddle and led his horse down to the river. The animal drank long and greedily. Clay washed his hands and face, but the water only moved the dirt around. He could have stayed among the wagons, taken news, heard which road was safest, perhaps found company for the next leg. Instead he mounted again and rode on until the voices fell behind him.</text:p>
      <text:p text:style-name="P24">By evening the crossing was gone.</text:p>
      <text:p text:style-name="P24"><text:soft-page-break/>He made camp out in the open where the grass was low and silvered and the sky seemed too large for one man. He mixed flour and water in his cup with a pinch of salt and fried the paste in fat on his little pan. It blistered and blackened at the edges. He ate it with sugar pinched over the top and thought it better than anything served aboard the Angel Gabriel.</text:p>
      <text:p text:style-name="P24">After supper he sat with his back against the saddle and counted nothing.</text:p>
      <text:p text:style-name="P24">The horse cropped grass nearby. The wind came down from the mountains after dark, cold as if it had followed him. Behind him was California and all its shouting. Ahead was the continent, which did not shout at all.</text:p>
      <text:p text:style-name="P24">He slept with the billfold under his shirt and his hand over it.</text:p>
      <text:p text:style-name="P31"/>
      <text:p text:style-name="P31"/>
      <text:p text:style-name="P33">3.7</text:p>
      <text:p text:style-name="P34">The land had flattened into a hard yellow plain broken here and there by low thorn scrub and black volcanic stone. Clay rode through it alone beneath a white sky that seemed to press the world downward. The horse’s hooves made a dry ticking sound against the earth. Heat shimmered out ahead of him in wavering bands.</text:p>
      <text:p text:style-name="P35">Toward evening he saw something dark near the trail.</text:p>
      <text:p text:style-name="P35">At first he took it for a dead mule. Then he saw the movement.</text:p>
      <text:p text:style-name="P35">A man lay propped against a wagon wheel half sunk into the dirt. The wagon itself was nowhere to be seen, only the wheel and a scatter of broken boards farther out in the scrub. The man had wrapped a filthy strip of cloth around his lower leg. Blood had dried black through it.</text:p>
      <text:p text:style-name="P35">As Clay approached, the man lifted his head a little.</text:p>
      <text:p text:style-name="P35">“Ho there,” he called weakly.</text:p>
      <text:p text:style-name="P35">Clay reined in several yards away. His horse tossed once beneath him.</text:p>
      <text:p text:style-name="P35">The man’s lips were pale and cracking. His beard was stiff with dust.</text:p>
      <text:p text:style-name="P35">“You headed east?”</text:p>
      <text:p text:style-name="P35">Clay nodded.</text:p>
      <text:p text:style-name="P35">“There’s a station… maybe thirty mile.” The man swallowed painfully. “My horse threw me three days back. I ain’t been able to put weight on it.”</text:p>
      <text:p text:style-name="P35">Clay looked down at the leg. It was swollen grotesquely beneath the cloth.</text:p>
      <text:p text:style-name="P35">“You alone?” Clay asked.</text:p>
      <text:p text:style-name="P35">The man gave a dry laugh. “Looks that way.”</text:p>
      <text:p text:style-name="P35">The sun was lowering now, turning the plain copper red around them. Clay looked west over his shoulder. Nothing but distance.</text:p>
      <text:p text:style-name="P35">“You got water?” the man asked.</text:p>
      <text:p text:style-name="P35"><text:soft-page-break/>Clay rested a hand on his canteen but did not remove it. He had enough water for the night and perhaps half the next day if he was careful. The wells marked on his map were little more than rumors scratched in ink.</text:p>
      <text:p text:style-name="P35">The man saw the hesitation.</text:p>
      <text:p text:style-name="P35">“Just a swallow.”</text:p>
      <text:p text:style-name="P35">Clay glanced again at the leg. The smell had reached him now, sour and rotten beneath the dust.</text:p>
      <text:p text:style-name="P35">“You got fever,” he said.</text:p>
      <text:p text:style-name="P35">“I know what I got.”</text:p>
      <text:p text:style-name="P35">The wind moved softly through the scrub around them.</text:p>
      <text:p text:style-name="P35">Clay looked east this time. The light was going quickly.</text:p>
      <text:p text:style-name="P35">“If I take you up behind the saddle we may both die out here.”</text:p>
      <text:p text:style-name="P35">The man stared at him a moment.</text:p>
      <text:p text:style-name="P35">Then he nodded once, as if conceding some private arithmetic.</text:p>
      <text:p text:style-name="P35">Clay almost handed him the canteen then. He could feel the weight of it beneath his palm.</text:p>
      <text:p text:style-name="P35">Instead he said, “There’s bound to be somebody along before morning.”</text:p>
      <text:p text:style-name="P35">The man did not answer.</text:p>
      <text:p text:style-name="P35">Clay touched his heels to the horse and rode on.</text:p>
      <text:p text:style-name="P35">He kept expecting the man to call after him again but no sound came. After a time he looked back and could still see the shape beside the wheel, very small now against the open country.</text:p>
      <text:p text:style-name="P35">Night settled cold and fast over the plain. Clay made camp among a stand of rocks and built no fire. He sat with his blanket around his shoulders listening to the wind move over the hard earth.</text:p>
      <text:p text:style-name="P35">After some time he uncapped the canteen and drank.</text:p>
      <text:p text:style-name="P35">Then he stopped.</text:p>
      <text:p text:style-name="P35">The water sat heavily in his stomach.</text:p>
      <text:p text:style-name="P35">He recorked the canteen and stared out into the darkness.</text:p>
      <text:p text:style-name="P35">The moon rose late, thin and colorless. He could not sleep.</text:p>
      <text:p text:style-name="P35">Around midnight he saddled the horse again.</text:p>
      <text:p text:style-name="P35">He rode back west beneath the moonlight, following the pale thread of trail across the plain. The horse seemed reluctant now, its ears twitching forward and back.</text:p>
      <text:p text:style-name="P35">When Clay finally saw the wheel again he slowed to a walk.</text:p>
      <text:p text:style-name="P35">The man had slipped sideways sometime during the night. One arm lay stretched out in the dirt.</text:p>
      <text:p text:style-name="P35">Clay sat silently in the saddle for a long moment.</text:p>
      <text:p text:style-name="P35">Then, before anything else, came relief.</text:p>
      <text:p text:style-name="P35"><text:soft-page-break/>The feeling passed through him so quickly he almost missed it.</text:p>
      <text:p text:style-name="P35">No decision now.</text:p>
      <text:p text:style-name="P35">The moonlight showed the man’s eyes open and empty. Clay dismounted and crouched beside him. The body had already gone stiff in the cooling air.</text:p>
      <text:p text:style-name="P35">“I’m sorry,” Clay said quietly.</text:p>
      <text:p text:style-name="P35">After a while he began going through the man’s things.</text:p>
      <text:p text:style-name="P35">A bedroll. A tin cup. Ammunition. Thirty-seven dollars in folded notes wrapped inside oilcloth. A revolver with two chambers empty. Some dried meat hard as bark.</text:p>
      <text:p text:style-name="P35">Clay worked methodically, not allowing himself to think very much at all.</text:p>
      <text:p text:style-name="P35">The dead man’s saddlebags were better than his own.</text:p>
      <text:p text:style-name="P35">When he finished, he dragged the body a little farther from the trail and covered the face with a torn piece of canvas.</text:p>
      <text:p text:style-name="P35">Then he mounted up and rode east beneath the moon, a dark figure crossing the empty country alone.</text:p>
      <text:p text:style-name="P33"/>
      <text:p text:style-name="P36">3.8</text:p>
      <text:p text:style-name="P36"/>
      <text:p text:style-name="P32">By the time Clay reached the fort on the Snake River the trail had become a nation unto itself.</text:p>
      <text:p text:style-name="P37">Wagons stood wheel to wheel outside the stockade walls, their canvas tops yellow with dust. Loose cattle drifted among the sagebrush. Teamsters shouted. Children ran half wild between the wheels. Men in broad hats sat on barrels smoking and watching the road west as though expecting another continent to come rolling over the hills behind him.</text:p>
      <text:p text:style-name="P37">The place smelled of woodsmoke, sweat, mule dung, coffee, bacon grease, and river mud.</text:p>
      <text:p text:style-name="P37">Clay rode in near dusk with the other arrivals and found himself swallowed at once into the movement of it. Traders. Mormons. Oregon families. Half-broke prospectors heading east with nothing to show for California but coughs and stories. Others still going west, faces bright and foolish with expectation.</text:p>
      <text:p text:style-name="P37">Every fire seemed to have a story attached to it.</text:p>
      <text:p text:style-name="P37">A man missing two fingers claimed he had once seen nuggets “big as apples” taken from a creek near Sacramento before the Mexicans drove everyone off at gunpoint. Another swore the Mormon settlements farther south had fields green as Ireland in the middle of the desert. One old trapper talked quietly about snow in the mountains already shoulder deep and shook his head at late travelers.</text:p>
      <text:p text:style-name="P37">Clay listened more than he spoke.</text:p>
      <text:p text:style-name="P37">The fort itself felt temporary despite the heavy timbers, as if the pressure of so many people moving through it might someday wear it smooth and carry it away downstream. Men nailed notices to posts. Lost oxen. Missing brothers. Offers to join wagon companies eastbound. Warnings about raids farther along the Platte.</text:p>
      <text:p text:style-name="P37"><text:soft-page-break/>One board was crowded entirely with letters.</text:p>
      <text:p text:style-name="P37">Clay stopped there longer than he meant to.</text:p>
      <text:p text:style-name="P37">Some addressed in careful script to wives in Missouri or Ohio. Some filthy and grease-stained, folded shut with candle wax. One simply read:</text:p>
      <text:p text:style-name="P37"><text:span text:style-name="Emphasis">To whoever reaches Independence first.</text:span></text:p>
      <text:p text:style-name="P37">He thought of the mail sack tied behind his saddle. He had grown used to its weight. Sometimes at night he would untie the bundle and hold the letters one by one beside the fire without opening them, feeling the thickness of the paper between his fingers like a temptation. Men’s whole lives hidden inside a folded sheet.</text:p>
      <text:p text:style-name="P37">A voice beside him said, “Most never arrive.”</text:p>
      <text:p text:style-name="P37">Clay turned. The speaker was a narrow old man in a blue army coat gone white at the seams.</text:p>
      <text:p text:style-name="P37">“The letters?”</text:p>
      <text:p text:style-name="P37">“The people.”</text:p>
      <text:p text:style-name="P37">The old man spat into the dirt and wandered off.</text:p>
      <text:p text:style-name="P37">That night the fort glowed under hundreds of little fires. Fiddling somewhere. Laughter somewhere else. A mule screaming like a damned soul in the dark. Clay sat with a tin cup of coffee listening to emigrants trade rumors about cholera ahead on the Platte and gold still waiting in the mountains behind them.</text:p>
      <text:p text:style-name="P37">Everyone spoke as if salvation lay one horizon farther on.</text:p>
      <text:p text:style-name="P37">A freighter described the eastern plains as flat enough to watch your dog run away for three days. Another man claimed he had met a survivor from the Donner Party who still refused to eat stew.</text:p>
      <text:p text:style-name="P37">The laughter after that came hard and nervous.</text:p>
      <text:p text:style-name="P37">Clay slept poorly among the noise. Wagons creaked all night long beyond the walls as travelers arrived late or slipped out before dawn to steal distance on the heat.</text:p>
      <text:p text:style-name="P37">At first light he walked his horse down to the river.</text:p>
      <text:p text:style-name="P37">The Snake moved broad and gray beneath the morning mist. Men were already loading ferries while others argued over rates. Beyond the river the trail stretched east again into emptiness.</text:p>
      <text:p text:style-name="P37">For a long while Clay watched the water move around the pilings.</text:p>
      <text:p text:style-name="P37">Then he untied the mail sack from behind his saddle, checked the straps, and mounted up again with the others heading out across the plain.</text:p>
      <text:p text:style-name="P36"/>
      <text:p text:style-name="P38">3.11</text:p>
      <text:p text:style-name="P39">Kansas City rose gradually from the prairie haze, first as a smudge above the river and then as individual roofs and chimneys and church spires. Clay stood in the stirrups awhile watching it. After so many months of camps and forts and lonely little settlements strung along the trail, the place seemed almost impossibly substantial.</text:p>
      <text:p text:style-name="P40"><text:soft-page-break/>The road thickened with wagons as he approached. Freight teams creaked downhill toward the riverfront beneath great loads of hides and timber and flour barrels. Men shouted to one another through the dust. Somewhere nearby came the sound of hammering, steady and industrious. Clay passed a woman in a blue dress carrying a basket under her arm and realized with some surprise that it had been weeks since he had seen a woman who was not old or exhausted or half-hidden in a wagon canvas.</text:p>
      <text:p text:style-name="P40">His horse clopped uneasily onto proper streets.</text:p>
      <text:p text:style-name="P40">The post office occupied a narrow brick building near the waterfront beside a dry goods merchant and a newspaper office with broadside sheets pasted in the windows. Clay dismounted slowly. His knees ached from the saddle.</text:p>
      <text:p text:style-name="P40">For a moment he only stood there with the leather mail sack in his hand.</text:p>
      <text:p text:style-name="P40">It was heavier than it ought to have been. Or perhaps he was simply accustomed to carrying it now. The canvas was darkened with sweat and weather and trail dust. One corner had been mended twice with rough thread.</text:p>
      <text:p text:style-name="P40">He climbed the wooden steps and entered.</text:p>
      <text:p text:style-name="P40">The room smelled of paper and lamp oil. Behind a counter, a tired clerk in sleeve garters glanced up from a ledger.</text:p>
      <text:p text:style-name="P40">“You carrying post?”</text:p>
      <text:p text:style-name="P40">“A sort of informal arrangement,” Clay said.</text:p>
      <text:p text:style-name="P40">The man grunted as if this explained everything.</text:p>
      <text:p text:style-name="P40">Clay lifted the sack onto the counter with both hands. The clerk untied it and peered inside. His eyebrows rose slightly at the quantity.</text:p>
      <text:p text:style-name="P40">“Well I’ll be damned.”</text:p>
      <text:p text:style-name="P40">“Been carrying them east awhile.”</text:p>
      <text:p text:style-name="P40">The clerk picked one up and examined the address.</text:p>
      <text:p text:style-name="P40">“California?”</text:p>
      <text:p text:style-name="P40">“Yes.”</text:p>
      <text:p text:style-name="P40">“You come overland?”</text:p>
      <text:p text:style-name="P40">Clay nodded.</text:p>
      <text:p text:style-name="P40">The man gave a low whistle through his teeth and began sorting the envelopes into rough piles without another word.</text:p>
      <text:p text:style-name="P40">Clay stood there awkwardly while the letters disappeared one by one from the sack. He recognized many of the hands by now. The slanted schoolmaster script from Ohio. A trembling letter from a woman in Lexington. One sealed with green wax from a banker in Boston. One addressed only to <text:span text:style-name="Emphasis">Mother.</text:span></text:p>
      <text:p text:style-name="P40">That heavy one was gone too.</text:p>
      <text:p text:style-name="P40"><text:soft-page-break/>He had held it by campfires a hundred times. Turned it over in his hands. Felt the strange density of it through the paper and wondered whether it carried coins, or photographs, or a lock of hair, or nothing at all but thick folded pages. More than once he had nearly broken the seal.</text:p>
      <text:p text:style-name="P40">But now the clerk swept it away with the others without ceremony.</text:p>
      <text:p text:style-name="P40">“There you are,” the man said eventually, tying off the last bundle. “These’ll head downriver by packet.”</text:p>
      <text:p text:style-name="P40">Clay nodded.</text:p>
      <text:p text:style-name="P40">“That all?”</text:p>
      <text:p text:style-name="P40">“Yes,” Clay said.</text:p>
      <text:p text:style-name="P40">Outside again, he stood beside his horse with the empty sack dangling from one hand. The city bustled around him. Riverboats groaned at the docks below. Somewhere nearby men were laughing inside a saloon.</text:p>
      <text:p text:style-name="P40">He ought to have felt relieved.</text:p>
      <text:p text:style-name="P40">Instead he felt strangely uncovered.</text:p>
      <text:p text:style-name="P40">The saddle bags looked smaller now. There was less of him than there had been that morning.</text:p>
      <text:p text:style-name="P40">He could smell food drifting from somewhere nearby. Fresh bread. Roasted meat. Coffee.</text:p>
      <text:p text:style-name="P40">A man in a black coat passed him carrying a newspaper under his arm. Another hailed a carriage. Civilization had found him again all at once.</text:p>
      <text:p text:style-name="P40">Clay looked east for a long moment.</text:p>
      <text:p text:style-name="P40">Then he rolled the empty mail sack tight and tied it behind the saddle. He mounted up stiffly and turned the horse away from the riverfront and the steam packets and the easy passage home.</text:p>
      <text:p text:style-name="P40">He still needed more gold.</text:p>
      <text:p text:style-name="P40"/>
      <text:p text:style-name="P41">3.12</text:p>
      <text:p text:style-name="P42"/>
      <text:p text:style-name="P42">He saw the ruin near dusk, standing pale among the trees like a rotten tooth.</text:p>
      <text:p text:style-name="P43">The road through the mountains had narrowed to little more than twin tracks through wet grass, and Clay had nearly ridden past the place before the shape of it resolved from the dark. A church once, perhaps. Or a mission. The roof had long ago collapsed inward and one whole wall was gone, but the front facade still stood stubbornly upright against the evening sky, its tall empty windows black with shadow.</text:p>
      <text:p text:style-name="P43">He drew the horse to a stop and listened.</text:p>
      <text:p text:style-name="P43">Nothing.</text:p>
      <text:p text:style-name="P43">Just frogs somewhere down the hollow and the distant muttering of thunder.</text:p>
      <text:p text:style-name="P43">West Virginia had surprised him. The mountains pressed close and green on all sides, unlike the open country farther west where a man could see weather coming half a day away. Here the forest <text:soft-page-break/>hid things. Cabins appeared only when you were nearly upon them. Streams ran black beneath the trees. Even the air felt inhabited.</text:p>
      <text:p text:style-name="P43">Clay dismounted and led the horse carefully through the grass toward the ruin.</text:p>
      <text:p text:style-name="P43">The stonework was old and furred with moss. Ivy had crawled through the empty windows and spread across the interior walls. A few leaning grave markers sat off to one side beneath the trees, so weatherworn that whatever names had once been carved there had dissolved back into the stone itself.</text:p>
      <text:p text:style-name="P43">He did not like that.</text:p>
      <text:p text:style-name="P43">Still, rain was coming.</text:p>
      <text:p text:style-name="P43">Inside, the floor had mostly rotted away years before, leaving only patches of warped planks and exposed earth. Moonlight and stormlight entered through the broken roof in pale shifting bars. At the far end stood the remains of an altar or lectern, blackened by fire.</text:p>
      <text:p text:style-name="P43">Clay removed the saddle and rubbed the horse down while the first low growl of thunder rolled over the hills. The animal seemed uneasy too. It kept turning its head toward the dark woods behind the churchyard, ears twitching.</text:p>
      <text:p text:style-name="P43">“There’s nothing there,” Clay muttered.</text:p>
      <text:p text:style-name="P43">The horse did not appear convinced.</text:p>
      <text:p text:style-name="P43">He built no fire. Something about the place discouraged it. Instead he ate cold salt pork and a heel of bread sitting against the wall beneath one of the great empty windows. The ruin collected darkness strangely. The corners of the building seemed deeper than they should have been.</text:p>
      <text:p text:style-name="P43">Night came fully.</text:p>
      <text:p text:style-name="P43">Rain tapped through the broken roof.</text:p>
      <text:p text:style-name="P43">At one point Clay woke thinking he had heard someone walking slowly across the wet grass outside. Not approaching. Merely circling.</text:p>
      <text:p text:style-name="P43">He listened for a long while.</text:p>
      <text:p text:style-name="P43">Nothing followed.</text:p>
      <text:p text:style-name="P43">After some time he slept again.</text:p>
      <text:p text:style-name="P43">In the morning the storm had passed. Thin white mist lay among the trees and the ruin looked smaller now, poorer and more ordinary in daylight. Just an abandoned shell in the woods. He almost laughed at himself.</text:p>
      <text:p text:style-name="P43">The horse was calmer too.</text:p>
      <text:p text:style-name="P43">Clay saddled up in the cold damp air and checked his belongings before setting out again. His fingers paused briefly on the small leather pouch in his saddlebag.</text:p>
      <text:p text:style-name="P43">He frowned.</text:p>
      <text:p text:style-name="P43">It felt heavier than before.</text:p>
      <text:p text:style-name="P43"><text:soft-page-break/>For a moment he simply stood there with his hand resting on it while the woods around him dripped softly from the rain.</text:p>
      <text:p text:style-name="P43">Then he cinched the saddle tight, mounted, and rode east beneath the trees.</text:p>
      <text:p text:style-name="P44">3.13</text:p>
      <text:p text:style-name="P45">The mountains had softened behind him into long blue folds, and the country ahead opened green and deep and damp with spring. Men called it the Shenandoah with a peculiar reverence, as though the valley itself had survived from some older America and merely tolerated the roads that crossed it. Clay rode slowly there. The air smelled of wet leaves and earth instead of alkali and dust, and for the first time in months he no longer felt the need to ration every swallow from his canteen.</text:p>
      <text:p text:style-name="P46">Toward evening he saw movement far out across a meadow below him.</text:p>
      <text:p text:style-name="P46">Bears.</text:p>
      <text:p text:style-name="P46">A sow and two half-grown cubs rolling in the grass near the treeline like great dark dogs. One rose onto its hind legs and shoved at the other and they tumbled together down the slope. Clay stopped his horse to watch them. There was something strange in the sight—not frightening, only so wholly unconcerned with him that it gave him the feeling of having come suddenly upon the world before men arrived in it.</text:p>
      <text:p text:style-name="P46">The horse shifted beneath him and blew softly.</text:p>
      <text:p text:style-name="P46">Clay rested a hand against the saddlebag at his thigh and frowned.</text:p>
      <text:p text:style-name="P46">Heavy.</text:p>
      <text:p text:style-name="P46">He pressed it again. The little leather pouch inside had weight to it now. Considerably more than it ought to have had. He drew it out and loosened the thong.</text:p>
      <text:p text:style-name="P46">For a moment he did not understand what he was seeing.</text:p>
      <text:p text:style-name="P46">The teeth were gone.</text:p>
      <text:p text:style-name="P46">In their place lay rough gold nuggets, dull yellow in the failing light, each one irregular and river-worn and near enough the size of the teeth themselves that the comparison came to him instantly and unwillingly. One for one.</text:p>
      <text:p text:style-name="P46">Clay stared into the pouch a long while. Then he looked back out toward the meadow.</text:p>
      <text:p text:style-name="P46">The bears had wandered off into the trees.</text:p>
      <text:p text:style-name="P46">He poured the nuggets slowly into his palm. They were real enough. Heavy as sin. He turned one over with his thumb and saw quartz still threaded through the back of it.</text:p>
      <text:p text:style-name="P46">Not fear exactly.</text:p>
      <text:p text:style-name="P46">Nor wonder.</text:p>
      <text:p text:style-name="P46">Only a feeling that something had followed him out of the desert after all.</text:p>
      <text:p text:style-name="P46">He cinched the pouch shut and sat there listening to the evening insects begin in the grass. Far below, a creek shone silver through the trees.</text:p>
      <text:p text:style-name="P46">Then at last he slipped the gold back into his saddlebag beside the rest of it, and immediately regretted doing so. </text:p>
      <text:p text:style-name="P45"><text:soft-page-break/>3.14</text:p>
      <text:p text:style-name="P46">By the time he crossed into the wooded country again the air itself seemed changed. The hard white distances of the west were behind him now. Creeks ran cold beneath stone bridges and the trees crowded close over the road, dripping after rain. The farms were older here. Fenced properly. Smoke rising from chimneys at dusk. Men no longer rode armed as a matter of habit. Clay found himself sitting straighter in the saddle when he passed them.</text:p>
      <text:p text:style-name="P46">The pouch rested against his hip with every step of the horse.</text:p>
      <text:p text:style-name="P46">He had the gold now. More than enough.</text:p>
      <text:p text:style-name="P46">At night he would pour the nuggets out into his blanket and stare at them in the firelight. Some smooth and riverworn from California. Some ugly and misshapen from the strange business in the ruin. He could no longer tell which was which. He would try, sometimes. This one perhaps. Or that one. But by morning he would lose certainty again.</text:p>
      <text:p text:style-name="P46">He began to think often of the Lodge.</text:p>
      <text:p text:style-name="P46">Not the mystery of it now, nor the grandeur. He remembered instead the quietness of the men there. Their polished boots. Their measured voices. The strange seriousness with which they had spoken of the task. He had believed they were men of character. Men who demanded something difficult because they valued difficult things.</text:p>
      <text:p text:style-name="P46">And what would he say to them now?</text:p>
      <text:p text:style-name="P46">That he had taken advantage where he could. That he had watched the scale tilt and left it tilted. That he had kept silent for gain. That somewhere out in that endless dust a dying man had called weakly for help and Clay Patterson had ridden on because helping him would have cost time, water, trouble.</text:p>
      <text:p text:style-name="P46">He could still remember the sound of the man coughing behind him.</text:p>
      <text:p text:style-name="P46">At the Delaware Water Gap he stopped along a rise overlooking the river. The mountains folded blue into the distance and the water cut between them dark as iron. He sat there a long while with the pouch in his hands.</text:p>
      <text:p text:style-name="P46">Twice he nearly threw it into the trees.</text:p>
      <text:p text:style-name="P46">Instead he tied it shut again.</text:p>
      <text:p text:style-name="P46">He resolved then that he would tell them everything. He would place the gold before them and submit himself to their judgment. If they turned him away, so be it. Perhaps they should. Perhaps the whole journey had shown him exactly the sort of man he was.</text:p>
      <text:p text:style-name="P46">Yet even then he could not bring himself to cast the gold aside.</text:p>
      <text:p text:style-name="P46">That troubled him most of all.</text:p>
      <text:p text:style-name="P46"/>
      <text:p text:style-name="P45">3.15</text:p>
      <text:p text:style-name="P46">By the last miles into New York, Clay Patterson could ride without thinking.</text:p>
      <text:p text:style-name="P46"><text:soft-page-break/>The horse felt less like an animal beneath him than some darker portion of himself, obedient to the knee, the rein, the slight gathering of his weight. He no longer bounced in the saddle nor leaned like a passenger. He sat deep now. He could feel the street before the hoof found it.</text:p>
      <text:p text:style-name="P46">Men looked at him as he passed.</text:p>
      <text:p text:style-name="P46">Women did too, from beneath parasols and shop awnings. Children stopped their games to stare at the long-coated rider come in off the road, black with weather, beard rough along his jaw, eyes set forward under the brim of a hat gone shapeless from rain and sun and dust. He had the look of a man returning from war, though he had enlisted in nothing. He had the look of a man who had killed, though he had killed no one with his hands.</text:p>
      <text:p text:style-name="P46">Clay hardly noticed them.</text:p>
      <text:p text:style-name="P46">At the first broad avenue he checked the horse and sat still amid the wagons, omnibuses, carts, porters, clerks, ladies, boys, all the shoving commerce of the city he had once thought large enough to contain the world. It seemed smaller now. Not diminished exactly, but made. Brick, glass, iron, shouting men, all of it arranged by hands.</text:p>
      <text:p text:style-name="P46">He touched the pouch at his coat.</text:p>
      <text:p text:style-name="P46">It was heavy.</text:p>
      <text:p text:style-name="P46">For a time he did not turn toward the Hudson Lodge. He rode instead without purpose, east two blocks, south one, then back again, as though some forgotten errand might declare itself. The city received him without ceremony. No trumpet sounded. No judge appeared. No man stepped from the crowd and named what he had done.</text:p>
      <text:p text:style-name="P46">At last he laughed once, quietly.</text:p>
      <text:p text:style-name="P46">Then he turned the horse toward the Lodge.</text:p>
      <text:p text:style-name="P47">3.16</text:p>
      <text:p text:style-name="P48">He stood across the street from the Hudson Lodge for some time before crossing.</text:p>
      <text:p text:style-name="P49">The city had gone on without him. Carriages rattled over the wet stones. Men hurried past beneath umbrellas. Somewhere nearby someone was shouting about oysters. New York smelled of coal smoke and rain and horses, and after so many months of alkali dust and sage and woodsmoke it all felt close and crowded, as though the city had folded itself inward while he was gone.</text:p>
      <text:p text:style-name="P49">Clay adjusted the strap of the leather pouch beneath his coat.</text:p>
      <text:p text:style-name="P49">Then he crossed and knocked.</text:p>
      <text:p text:style-name="P49">The little front room was unchanged, but the clerk behind the desk was not the same man. This one glanced up at Clay only briefly before standing at once.</text:p>
      <text:p text:style-name="P49">“Mr. Patterson,” he said, as though expected. “Welcome home.”</text:p>
      <text:p text:style-name="P49">No cellar this time.</text:p>
      <text:p text:style-name="P49">Clay was led up a broad staircase lined with dark paintings in gilt frames. Hunting scenes, naval battles, ancient men in robes standing beside pillars. The carpets swallowed the sound of their footsteps. Somewhere farther in the building he heard laughter and the muted rise of conversation.</text:p>
      <text:p text:style-name="P49"><text:soft-page-break/>The drawing room he entered was warm and bright and done in a severe European fashion, all dark green walls and polished wood and brass lamps. Tall windows overlooked the street below. A fire burned low in the grate.</text:p>
      <text:p text:style-name="P49">A servant in white gloves approached carrying a silver tray lined with black velvet.</text:p>
      <text:p text:style-name="P49">“Would you like to display your prize, sir?”</text:p>
      <text:p text:style-name="P49">Clay hesitated only a moment.</text:p>
      <text:p text:style-name="P49">Then he untied the pouch.</text:p>
      <text:p text:style-name="P49">The nuggets rolled out heavily onto the velvet with soft metallic knocks. River-worn and irregular. Pale yellow in the lamplight. More beautiful than he remembered.</text:p>
      <text:p text:style-name="P49">The servant inclined his head faintly, as if approving the arrangement.</text:p>
      <text:p text:style-name="P49">Behind him came a booming familiar voice.</text:p>
      <text:p text:style-name="P49">“Welcome, welcome!”</text:p>
      <text:p text:style-name="P49">Bertram swept into the room with his arms wide, cheeks pink with pleasure. He looked exactly as Clay remembered him, impossibly cheerful, as though no time at all had passed.</text:p>
      <text:p text:style-name="P49">“Well now,” Bertram said, leaning over the tray. “Would you look at that.”</text:p>
      <text:p text:style-name="P49">Clay swallowed.</text:p>
      <text:p text:style-name="P49">“Sir,” he began, “there’s something I must tell you.”</text:p>
      <text:p text:style-name="P49">“Yes?”</text:p>
      <text:p text:style-name="P49">“I came upon some of this by indirect means.”</text:p>
      <text:p text:style-name="P49">“Indirect means?” Bertram repeated pleasantly.</text:p>
      <text:p text:style-name="P49">Clay felt suddenly exhausted.</text:p>
      <text:p text:style-name="P49">“On the road east,” he said. “Some of it… I came upon after…” He stopped. “I am not proud of all of it.”</text:p>
      <text:p text:style-name="P49">Bertram waved a hand.</text:p>
      <text:p text:style-name="P49">“Sure, sure, son.”</text:p>
      <text:p text:style-name="P49">“No, I mean—”</text:p>
      <text:p text:style-name="P49">“You found it on the road?”</text:p>
      <text:p text:style-name="P49">“Yes.”</text:p>
      <text:p text:style-name="P49">“Well then.” Bertram smiled broadly. “Providence.”</text:p>
      <text:p text:style-name="P49">Clay stared at him.</text:p>
      <text:p text:style-name="P49">Bertram clapped him once on the shoulder.</text:p>
      <text:p text:style-name="P49">“Think no more of it. You’ve done splendidly.”</text:p>
      <text:p text:style-name="P49">Then he scooped the pouch closed himself and handed it back.</text:p>
      <text:p text:style-name="P49"><text:soft-page-break/>“Come,” he said. “Your brothers are waiting.”</text:p>
      <text:p text:style-name="P49">He led Clay through a pair of tall doors and into a vast hall beyond.</text:p>
      <text:p text:style-name="P49">Clay stopped dead.</text:p>
      <text:p text:style-name="P49">Gold.</text:p>
      <text:p text:style-name="P49">Not merely decoration. Excess.</text:p>
      <text:p text:style-name="P49">The chandeliers glowed like captured suns. Gold leaf climbed the pillars in twisting vines. Great hammered bowls overflowed with oranges and figs and dark bottles of wine. Long tables stretched the length of the chamber beneath banners and candlelight, crowded with laughing men in black coats and uniforms and strange foreign dress. Silver cups flashed. Firelight rippled over polished surfaces until the whole room seemed alive with amber light.</text:p>
      <text:p text:style-name="P49">At the far end of the hall enormous hearths roared beneath carved beams blackened by centuries of smoke.</text:p>
      <text:p text:style-name="P49">A mead hall.</text:p>
      <text:p text:style-name="P49">A king’s hall.</text:p>
      <text:p text:style-name="P49">A Valhalla hidden beneath Manhattan.</text:p>
      <text:p text:style-name="P49">Someone struck a cup with a spoon and called out as Bertram entered.</text:p>
      <text:p text:style-name="P49">The room answered with cheers.</text:p>
      <text:p text:style-name="P49">Clay stood there dusty from the road, hat in hand, while a hundred smiling faces turned toward him in welcome.</text:p>
      <text:p text:style-name="P50"/>
      <text:p text:style-name="P50">3.17</text:p>
      <text:p text:style-name="P47"/>
      <text:p text:style-name="P48">The feast did not end so much as deepen.</text:p>
      <text:p text:style-name="P49">Courses came and went without any evidence of a kitchen. Men rose to give toasts, and other men answered them in languages Clay half-recognized and did not understand. The cups were never empty. The fire behind the great carved mantel seemed to burn with a steadiness no draft could trouble. Gold shone from buckles, watch-chains, rings, buttons, goblets, picture frames, the chased handles of knives. It was everywhere and therefore almost invisible, like sunlight.</text:p>
      <text:p text:style-name="P49">Clay ate. He drank. He laughed when others laughed.</text:p>
      <text:p text:style-name="P49">Bertram sat beside him, pink-faced and radiant, one hand resting familiarly on Clay’s shoulder as though they had been friends for twenty years.</text:p>
      <text:p text:style-name="P49">“You have done very well,” Bertram said.</text:p>
      <text:p text:style-name="P49">Clay looked down the long table. The faces blurred in the candle smoke.</text:p>
      <text:p text:style-name="P49">“I don’t know that I have.”</text:p>
      <text:p text:style-name="P49">“Nonsense.”</text:p>
      <text:p text:style-name="P49">“I mean it.”</text:p>
      <text:p text:style-name="P49"><text:soft-page-break/>“So do I.”</text:p>
      <text:p text:style-name="P49">There was no sternness in Bertram’s voice. That was the worst of it. He was not avoiding the matter. He had heard it, weighed it, and found it of no particular importance.</text:p>
      <text:p text:style-name="P49">Later—much later, though no clock in that room seemed willing to say how late—Bertram led him away from the hall and into a smaller chamber hung with dark green paper. Two great wingback chairs stood before a fire. Between them was a little table with a decanter, two glasses, and a silver bowl of walnuts.</text:p>
      <text:p text:style-name="P49">Clay sat because Bertram indicated he should sit.</text:p>
      <text:p text:style-name="P49">For a while they watched the fire.</text:p>
      <text:p text:style-name="P49">“You are one of us now,” Bertram said.</text:p>
      <text:p text:style-name="P49">Clay had waited so long to hear those words that when they came, they seemed to pass through him without catching.</text:p>
      <text:p text:style-name="P49">“Thank you.”</text:p>
      <text:p text:style-name="P49">“Oh, don’t thank me. You earned it. That is the whole beauty of the thing. Birth is nothing. Money is something, but not everything. Recommendation is useful, but insufficient. A man must go out and return with the thing in his hands.”</text:p>
      <text:p text:style-name="P49">Clay’s throat tightened.</text:p>
      <text:p text:style-name="P49">“Yes.”</text:p>
      <text:p text:style-name="P49">Bertram poured for them both.</text:p>
      <text:p text:style-name="P49">“And now we have an assignment for you.”</text:p>
      <text:p text:style-name="P49">Clay looked over.</text:p>
      <text:p text:style-name="P49">“For me?”</text:p>
      <text:p text:style-name="P49">“For you to give.”</text:p>
      <text:p text:style-name="P49">Bertram smiled, pleased with the symmetry of it. “Mr. Lenoir has sent word. There is another young man. Some hopeful fellow. Hungry, I am told. Presentable. Ambitious. He will come tomorrow, perhaps the next day. You shall devise his task.”</text:p>
      <text:p text:style-name="P49">Clay held the glass but did not drink.</text:p>
      <text:p text:style-name="P49">“What sort of task?”</text:p>
      <text:p text:style-name="P49">Bertram laughed softly. “That is the question, my boy.”</text:p>
      <text:p text:style-name="P49">The fire popped. Somewhere beyond the walls, the feast went on, a roar of voices rising and falling like surf in a cave.</text:p>
      <text:p text:style-name="P49">“You will know,” Bertram said. “You have just come through it.”</text:p>
      <text:p text:style-name="P49">Clay looked into the fire until the coals lost their shape.</text:p>
      <text:p text:style-name="P51"/>
      <text:p text:style-name="P49">He slept badly, if he slept at all.</text:p>
      <text:p text:style-name="P49"><text:soft-page-break/>The room they gave him was high-ceilinged and silent, with a bed too large for him and a blue velvet curtain drawn across a window that showed no street he recognized. He lay on his back and considered trials.</text:p>
      <text:p text:style-name="P49">A man might be asked to carry money and not steal it.</text:p>
      <text:p text:style-name="P49">But who would know?</text:p>
      <text:p text:style-name="P49">A man might be sent with a letter and forbidden to open it.</text:p>
      <text:p text:style-name="P49">But that tested only patience, and perhaps fear.</text:p>
      <text:p text:style-name="P49">A man might be sent to help someone who could not repay him.</text:p>
      <text:p text:style-name="P49">But then the Lodge would have to care whether he helped.</text:p>
      <text:p text:style-name="P49">Clay rose before dawn and washed his face in cold water. His own face in the glass startled him. He was brown from the road, leaner through the cheeks, with a hard line at the mouth that had not been there when he left New York. The gentleman’s coat they had given him sat handsomely on his shoulders, but he looked, still, like a man who had slept in washes and under wagons and among ruins.</text:p>
      <text:p text:style-name="P49">He went down to breakfast. Men nodded to him. One called him Patterson. Another clapped him on the back and said, “California!” as though that explained him.</text:p>
      <text:p text:style-name="P49">All morning he turned the matter over.</text:p>
      <text:p text:style-name="P49">What was character?</text:p>
      <text:p text:style-name="P49">He had thought it was proven in extremity. But extremity confused the matter. Hunger argued. Cold argued. Loneliness argued. A man far from home could become almost anyone and then be surprised, later, to find the shape had held.</text:p>
      <text:p text:style-name="P49">What was mettle?</text:p>
      <text:p text:style-name="P49">That was easier. Mettle was getting there. Mettle was not turning back. Mettle was sore hands and no sleep and the same stupid task performed after hope had gone out of it. Mettle was the road east. Mettle was a horse kept alive, a pouch kept hidden, a body made useful.</text:p>
      <text:p text:style-name="P49">He understood mettle.</text:p>
      <text:p text:style-name="P49">Character was the part that had not survived examination.</text:p>
      <text:p text:style-name="P49">Toward evening a servant found him in the green chamber, seated alone before the unlit fire.</text:p>
      <text:p text:style-name="P49">“Mr. Patterson. The applicant has arrived.”</text:p>
      <text:p text:style-name="P49">Clay nodded.</text:p>
      <text:p text:style-name="P49">The servant waited.</text:p>
      <text:p text:style-name="P49">“Yes,” Clay said. “Bring him below.”</text:p>
      <text:p text:style-name="P49">He stood, smoothed his coat, and made his way through the house. The sounds of dinner were beginning overhead: glass, laughter, a scrape of chair legs, that same almost-English murmur from behind the walls. At the basement stair he paused with his hand on the rail.</text:p>
      <text:p text:style-name="P49">Then he descended.</text:p>
      <text:p text:style-name="P49"><text:soft-page-break/>The lower room was just as he remembered it and not as he remembered it. Stone pillars. Heavy rugs. Leather chairs. Candle soot darkening the arches. A place both civilized and buried.</text:p>
      <text:p text:style-name="P49">The young man stood in the center of the room.</text:p>
      <text:p text:style-name="P49">He was perhaps twenty-two. Good boots, though not new. Gloves held in one hand. His collar too tight. His eyes bright with the strain of not appearing impressed.</text:p>
      <text:p text:style-name="P49">Clay knew him at once.</text:p>
      <text:p text:style-name="P49">Not his name. Not his face. Him.</text:p>
      <text:p text:style-name="P49">The young man bowed.</text:p>
      <text:p text:style-name="P49">“Mr. Patterson?”</text:p>
      <text:p text:style-name="P49">Clay let the silence lengthen.</text:p>
      <text:p text:style-name="P49">He had meant to speak of honor. He had meant to ask a question that would open like a trapdoor beneath the soul. He had meant to devise something no clever man could fake.</text:p>
      <text:p text:style-name="P49">The applicant waited.</text:p>
      <text:p text:style-name="P49">Clay walked past him once, slowly, as Bertram had walked around him. He heard himself breathing. He heard, distantly, the muffled thunder of the men above.</text:p>
      <text:p text:style-name="P49">At last he stopped before the young man.</text:p>
      <text:p text:style-name="P49">“Bring me a polar bear hide.”</text:p>
      <text:p text:style-name="P49">The young man blinked.</text:p>
      <text:p text:style-name="P49">Clay looked at him steadily.</text:p>
      <text:p text:style-name="P49">“You must have witnessed the bear alive.”</text:p>
      <text:p text:style-name="P49">A second passed.</text:p>
      <text:p text:style-name="P49">“That’s it?” the young man asked.</text:p>
      <text:p text:style-name="P49">Clay felt the answer settle in him, clean and cold.</text:p>
      <text:p text:style-name="P49">“That’s it.”</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5:01:32.261862507</meta:creation-date>
    <dc:date>2026-05-07T11:47:27.469444003</dc:date>
    <meta:editing-duration>PT23H15M2S</meta:editing-duration>
    <meta:editing-cycles>17</meta:editing-cycles>
    <meta:generator>LibreOffice/25.8.6.2$Linux_X86_64 LibreOffice_project/a46b460d1686bb49c718d2ef5f88b83ff2dc4981</meta:generator>
    <meta:document-statistic meta:table-count="0" meta:image-count="0" meta:object-count="0" meta:page-count="50" meta:paragraph-count="1086" meta:word-count="20112" meta:character-count="109111" meta:non-whitespace-character-count="90191"/>
  </office:meta>
</office:document-meta>
</file>